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none"/>
    </style:style>
    <style:style style:name="ce3" style:family="table-cell" style:parent-style-name="Default">
      <style:table-cell-properties fo:border-bottom="1.5pt solid #000000" fo:border-left="1.5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0000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1.5pt solid #000000" fo:border-top="1.5pt solid #000000"/>
    </style:style>
    <style:style style:name="ce8" style:family="table-cell" style:parent-style-name="Default">
      <style:table-cell-properties fo:border-bottom="none" fo:border-left="none" fo:border-right="1.5pt solid #000000" fo:border-top="none"/>
    </style:style>
    <style:style style:name="ce9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8.68mm" svg:height="120.93mm" svg:x="22.22mm" svg:y="198.98mm">
            <loext:p draw:notify-on-update-of-ranges="Sheet1.H6:Sheet1.H6 Sheet1.H7:Sheet1.H43 Sheet1.I6:Sheet1.I6 Sheet1.I7:Sheet1.I43 Sheet1.J6:Sheet1.J6 Sheet1.J7:Sheet1.J43 Sheet1.K6:Sheet1.K6 Sheet1.K7:Sheet1.K43 Sheet1.L6:Sheet1.L6 Sheet1.L7:Sheet1.L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default-cell-style-name="ce8"/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11" table:number-rows-spanned="2">
            <text:p>Temps d’exécution seulement. Versionement interprocédural des types (pas de cst).</text:p>
            <text:p>Montre l’impact de l’option –call-max-len sur le temps d’exécution (ex. H5 → --call-max-len 5)</text:p>
          </table:table-cell>
          <table:covered-table-cell table:number-columns-repeated="9" table:style-name="ce4"/>
          <table:covered-table-cell table:style-name="ce7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2" table:number-rows-spanned="1">
            <text:p>7 aout 2017</text:p>
          </table:table-cell>
          <table:covered-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interH1</text:p>
          </table:table-cell>
          <table:table-cell office:value-type="string" calcext:value-type="string">
            <text:p>interH5</text:p>
          </table:table-cell>
          <table:table-cell office:value-type="string" calcext:value-type="string">
            <text:p>interH8</text:p>
          </table:table-cell>
          <table:table-cell office:value-type="string" calcext:value-type="string">
            <text:p>interH10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%H1</text:p>
          </table:table-cell>
          <table:table-cell office:value-type="string" calcext:value-type="string">
            <text:p>%H5</text:p>
          </table:table-cell>
          <table:table-cell office:value-type="string" calcext:value-type="string">
            <text:p>%H8</text:p>
          </table:table-cell>
          <table:table-cell office:value-type="string" calcext:value-type="string">
            <text:p>%H10</text:p>
          </table:table-cell>
        </table:table-row>
        <table:table-row table:style-name="ro1">
          <table:table-cell/>
          <table:table-cell office:value-type="string" calcext:value-type="string">
            <text:p>divrec</text:p>
          </table:table-cell>
          <table:table-cell office:value-type="float" office:value="408.748706181844" calcext:value-type="float">
            <text:p>408.748706181844</text:p>
          </table:table-cell>
          <table:table-cell office:value-type="float" office:value="409.565528233846" calcext:value-type="float">
            <text:p>409.565528233846</text:p>
          </table:table-cell>
          <table:table-cell office:value-type="float" office:value="409.996589024862" calcext:value-type="float">
            <text:p>409.996589024862</text:p>
          </table:table-cell>
          <table:table-cell office:value-type="float" office:value="410.005807876587" calcext:value-type="float">
            <text:p>410.005807876587</text:p>
          </table:table-cell>
          <table:table-cell office:value-type="float" office:value="411.633968353272" calcext:value-type="float">
            <text:p>411.633968353272</text:p>
          </table:table-cell>
          <table:table-cell office:value-type="string" calcext:value-type="string">
            <text:p>divrec</text:p>
          </table:table-cell>
          <table:table-cell table:formula="of:=[.D7]*100/[.$C7]" office:value-type="float" office:value="100.1998347737" calcext:value-type="float">
            <text:p>100.1998347737</text:p>
          </table:table-cell>
          <table:table-cell table:formula="of:=[.E7]*100/[.$C7]" office:value-type="float" office:value="100.305293405005" calcext:value-type="float">
            <text:p>100.305293405005</text:p>
          </table:table-cell>
          <table:table-cell table:formula="of:=[.F7]*100/[.$C7]" office:value-type="float" office:value="100.307548788713" calcext:value-type="float">
            <text:p>100.307548788713</text:p>
          </table:table-cell>
          <table:table-cell table:formula="of:=[.G7]*100/[.$C7]" office:value-type="float" office:value="100.705876771667" calcext:value-type="float">
            <text:p>100.705876771667</text:p>
          </table:table-cell>
        </table:table-row>
        <table:table-row table:style-name="ro1">
          <table:table-cell/>
          <table:table-cell office:value-type="string" calcext:value-type="string">
            <text:p>diviter</text:p>
          </table:table-cell>
          <table:table-cell office:value-type="float" office:value="296.215375264486" calcext:value-type="float">
            <text:p>296.215375264486</text:p>
          </table:table-cell>
          <table:table-cell office:value-type="float" office:value="297.929684321086" calcext:value-type="float">
            <text:p>297.929684321086</text:p>
          </table:table-cell>
          <table:table-cell office:value-type="float" office:value="295.403003692627" calcext:value-type="float">
            <text:p>295.403003692627</text:p>
          </table:table-cell>
          <table:table-cell office:value-type="float" office:value="295.307000478109" calcext:value-type="float">
            <text:p>295.307000478109</text:p>
          </table:table-cell>
          <table:table-cell office:value-type="float" office:value="295.005003611247" calcext:value-type="float">
            <text:p>295.005003611247</text:p>
          </table:table-cell>
          <table:table-cell office:value-type="string" calcext:value-type="string">
            <text:p>diviter</text:p>
          </table:table-cell>
          <table:table-cell table:formula="of:=[.D8]*100/[.$C8]" office:value-type="float" office:value="100.578737364686" calcext:value-type="float">
            <text:p>100.578737364686</text:p>
          </table:table-cell>
          <table:table-cell table:formula="of:=[.E8]*100/[.$C8]" office:value-type="float" office:value="99.7257496944129" calcext:value-type="float">
            <text:p>99.7257496944129</text:p>
          </table:table-cell>
          <table:table-cell table:formula="of:=[.F8]*100/[.$C8]" office:value-type="float" office:value="99.6933397580845" calcext:value-type="float">
            <text:p>99.6933397580845</text:p>
          </table:table-cell>
          <table:table-cell table:formula="of:=[.G8]*100/[.$C8]" office:value-type="float" office:value="99.5913879716209" calcext:value-type="float">
            <text:p>99.5913879716209</text:p>
          </table:table-cell>
        </table:table-row>
        <table:table-row table:style-name="ro1">
          <table:table-cell/>
          <table:table-cell office:value-type="string" calcext:value-type="string">
            <text:p>deriv</text:p>
          </table:table-cell>
          <table:table-cell office:value-type="float" office:value="271.592219670614" calcext:value-type="float">
            <text:p>271.592219670614</text:p>
          </table:table-cell>
          <table:table-cell office:value-type="float" office:value="273.308038711548" calcext:value-type="float">
            <text:p>273.308038711548</text:p>
          </table:table-cell>
          <table:table-cell office:value-type="float" office:value="270.929177602132" calcext:value-type="float">
            <text:p>270.929177602132</text:p>
          </table:table-cell>
          <table:table-cell office:value-type="float" office:value="273.665984471639" calcext:value-type="float">
            <text:p>273.665984471639</text:p>
          </table:table-cell>
          <table:table-cell office:value-type="float" office:value="273.513714472453" calcext:value-type="float">
            <text:p>273.513714472453</text:p>
          </table:table-cell>
          <table:table-cell office:value-type="string" calcext:value-type="string">
            <text:p>deriv</text:p>
          </table:table-cell>
          <table:table-cell table:formula="of:=[.D9]*100/[.$C9]" office:value-type="float" office:value="100.63176295809" calcext:value-type="float">
            <text:p>100.63176295809</text:p>
          </table:table-cell>
          <table:table-cell table:formula="of:=[.E9]*100/[.$C9]" office:value-type="float" office:value="99.7558685336106" calcext:value-type="float">
            <text:p>99.7558685336106</text:p>
          </table:table-cell>
          <table:table-cell table:formula="of:=[.F9]*100/[.$C9]" office:value-type="float" office:value="100.763558250505" calcext:value-type="float">
            <text:p>100.763558250505</text:p>
          </table:table-cell>
          <table:table-cell table:formula="of:=[.G9]*100/[.$C9]" office:value-type="float" office:value="100.707492579931" calcext:value-type="float">
            <text:p>100.707492579931</text:p>
          </table:table-cell>
        </table:table-row>
        <table:table-row table:style-name="ro1">
          <table:table-cell/>
          <table:table-cell office:value-type="string" calcext:value-type="string">
            <text:p>fibfp</text:p>
          </table:table-cell>
          <table:table-cell office:value-type="float" office:value="120.11726697286" calcext:value-type="float">
            <text:p>120.11726697286</text:p>
          </table:table-cell>
          <table:table-cell office:value-type="float" office:value="120.903491973877" calcext:value-type="float">
            <text:p>120.903491973877</text:p>
          </table:table-cell>
          <table:table-cell office:value-type="float" office:value="120.786428451538" calcext:value-type="float">
            <text:p>120.786428451538</text:p>
          </table:table-cell>
          <table:table-cell office:value-type="float" office:value="120.348374048869" calcext:value-type="float">
            <text:p>120.348374048869</text:p>
          </table:table-cell>
          <table:table-cell office:value-type="float" office:value="120.570739110311" calcext:value-type="float">
            <text:p>120.570739110311</text:p>
          </table:table-cell>
          <table:table-cell office:value-type="string" calcext:value-type="string">
            <text:p>fibfp</text:p>
          </table:table-cell>
          <table:table-cell table:formula="of:=[.D10]*100/[.$C10]" office:value-type="float" office:value="100.654547860463" calcext:value-type="float">
            <text:p>100.654547860463</text:p>
          </table:table-cell>
          <table:table-cell table:formula="of:=[.E10]*100/[.$C10]" office:value-type="float" office:value="100.557090163257" calcext:value-type="float">
            <text:p>100.557090163257</text:p>
          </table:table-cell>
          <table:table-cell table:formula="of:=[.F10]*100/[.$C10]" office:value-type="float" office:value="100.192401210778" calcext:value-type="float">
            <text:p>100.192401210778</text:p>
          </table:table-cell>
          <table:table-cell table:formula="of:=[.G10]*100/[.$C10]" office:value-type="float" office:value="100.377524521561" calcext:value-type="float">
            <text:p>100.377524521561</text:p>
          </table:table-cell>
        </table:table-row>
        <table:table-row table:style-name="ro1">
          <table:table-cell/>
          <table:table-cell office:value-type="string" calcext:value-type="string">
            <text:p>paraffins</text:p>
          </table:table-cell>
          <table:table-cell office:value-type="float" office:value="315.297762552897" calcext:value-type="float">
            <text:p>315.297762552897</text:p>
          </table:table-cell>
          <table:table-cell office:value-type="float" office:value="319.70492998759" calcext:value-type="float">
            <text:p>319.70492998759</text:p>
          </table:table-cell>
          <table:table-cell office:value-type="float" office:value="324.064254760742" calcext:value-type="float">
            <text:p>324.064254760742</text:p>
          </table:table-cell>
          <table:table-cell office:value-type="float" office:value="313.310146331787" calcext:value-type="float">
            <text:p>313.310146331787</text:p>
          </table:table-cell>
          <table:table-cell office:value-type="float" office:value="313.908338546753" calcext:value-type="float">
            <text:p>313.908338546753</text:p>
          </table:table-cell>
          <table:table-cell office:value-type="string" calcext:value-type="string">
            <text:p>paraffins</text:p>
          </table:table-cell>
          <table:table-cell table:formula="of:=[.D11]*100/[.$C11]" office:value-type="float" office:value="101.3977794828" calcext:value-type="float">
            <text:p>101.3977794828</text:p>
          </table:table-cell>
          <table:table-cell table:formula="of:=[.E11]*100/[.$C11]" office:value-type="float" office:value="102.780385162541" calcext:value-type="float">
            <text:p>102.780385162541</text:p>
          </table:table-cell>
          <table:table-cell table:formula="of:=[.F11]*100/[.$C11]" office:value-type="float" office:value="99.369606620416" calcext:value-type="float">
            <text:p>99.369606620416</text:p>
          </table:table-cell>
          <table:table-cell table:formula="of:=[.G11]*100/[.$C11]" office:value-type="float" office:value="99.5593295699613" calcext:value-type="float">
            <text:p>99.5593295699613</text:p>
          </table:table-cell>
        </table:table-row>
        <table:table-row table:style-name="ro1">
          <table:table-cell/>
          <table:table-cell office:value-type="string" calcext:value-type="string">
            <text:p>primes</text:p>
          </table:table-cell>
          <table:table-cell office:value-type="float" office:value="858.275413513184" calcext:value-type="float">
            <text:p>858.275413513184</text:p>
          </table:table-cell>
          <table:table-cell office:value-type="float" office:value="875.939210255941" calcext:value-type="float">
            <text:p>875.939210255941</text:p>
          </table:table-cell>
          <table:table-cell office:value-type="float" office:value="857.999165852865" calcext:value-type="float">
            <text:p>857.999165852865</text:p>
          </table:table-cell>
          <table:table-cell office:value-type="float" office:value="858.938773473104" calcext:value-type="float">
            <text:p>858.938773473104</text:p>
          </table:table-cell>
          <table:table-cell office:value-type="float" office:value="858.417510986328" calcext:value-type="float">
            <text:p>858.417510986328</text:p>
          </table:table-cell>
          <table:table-cell office:value-type="string" calcext:value-type="string">
            <text:p>primes</text:p>
          </table:table-cell>
          <table:table-cell table:formula="of:=[.D12]*100/[.$C12]" office:value-type="float" office:value="102.058056943569" calcext:value-type="float">
            <text:p>102.058056943569</text:p>
          </table:table-cell>
          <table:table-cell table:formula="of:=[.E12]*100/[.$C12]" office:value-type="float" office:value="99.9678136346481" calcext:value-type="float">
            <text:p>99.9678136346481</text:p>
          </table:table-cell>
          <table:table-cell table:formula="of:=[.F12]*100/[.$C12]" office:value-type="float" office:value="100.077289870999" calcext:value-type="float">
            <text:p>100.077289870999</text:p>
          </table:table-cell>
          <table:table-cell table:formula="of:=[.G12]*100/[.$C12]" office:value-type="float" office:value="100.016556162615" calcext:value-type="float">
            <text:p>100.016556162615</text:p>
          </table:table-cell>
        </table:table-row>
        <table:table-row table:style-name="ro1">
          <table:table-cell/>
          <table:table-cell office:value-type="string" calcext:value-type="string">
            <text:p>sboyer</text:p>
          </table:table-cell>
          <table:table-cell office:value-type="float" office:value="292.153517405192" calcext:value-type="float">
            <text:p>292.153517405192</text:p>
          </table:table-cell>
          <table:table-cell office:value-type="float" office:value="298.252662022908" calcext:value-type="float">
            <text:p>298.252662022908</text:p>
          </table:table-cell>
          <table:table-cell office:value-type="float" office:value="289.388418197632" calcext:value-type="float">
            <text:p>289.388418197632</text:p>
          </table:table-cell>
          <table:table-cell office:value-type="float" office:value="290.882031122843" calcext:value-type="float">
            <text:p>290.882031122843</text:p>
          </table:table-cell>
          <table:table-cell office:value-type="float" office:value="292.003234227498" calcext:value-type="float">
            <text:p>292.003234227498</text:p>
          </table:table-cell>
          <table:table-cell office:value-type="string" calcext:value-type="string">
            <text:p>sboyer</text:p>
          </table:table-cell>
          <table:table-cell table:formula="of:=[.D13]*100/[.$C13]" office:value-type="float" office:value="102.087650585859" calcext:value-type="float">
            <text:p>102.087650585859</text:p>
          </table:table-cell>
          <table:table-cell table:formula="of:=[.E13]*100/[.$C13]" office:value-type="float" office:value="99.0535458097103" calcext:value-type="float">
            <text:p>99.0535458097103</text:p>
          </table:table-cell>
          <table:table-cell table:formula="of:=[.F13]*100/[.$C13]" office:value-type="float" office:value="99.5647883025193" calcext:value-type="float">
            <text:p>99.5647883025193</text:p>
          </table:table-cell>
          <table:table-cell table:formula="of:=[.G13]*100/[.$C13]" office:value-type="float" office:value="99.9485602025166" calcext:value-type="float">
            <text:p>99.9485602025166</text:p>
          </table:table-cell>
        </table:table-row>
        <table:table-row table:style-name="ro1">
          <table:table-cell/>
          <table:table-cell office:value-type="string" calcext:value-type="string">
            <text:p>takl</text:p>
          </table:table-cell>
          <table:table-cell office:value-type="float" office:value="373.925606409709" calcext:value-type="float">
            <text:p>373.925606409709</text:p>
          </table:table-cell>
          <table:table-cell office:value-type="float" office:value="385.621229807536" calcext:value-type="float">
            <text:p>385.621229807536</text:p>
          </table:table-cell>
          <table:table-cell office:value-type="float" office:value="358.446677525838" calcext:value-type="float">
            <text:p>358.446677525838</text:p>
          </table:table-cell>
          <table:table-cell office:value-type="float" office:value="373.441934585571" calcext:value-type="float">
            <text:p>373.441934585571</text:p>
          </table:table-cell>
          <table:table-cell office:value-type="float" office:value="373.960892359416" calcext:value-type="float">
            <text:p>373.960892359416</text:p>
          </table:table-cell>
          <table:table-cell office:value-type="string" calcext:value-type="string">
            <text:p>takl</text:p>
          </table:table-cell>
          <table:table-cell table:formula="of:=[.D14]*100/[.$C14]" office:value-type="float" office:value="103.127794191504" calcext:value-type="float">
            <text:p>103.127794191504</text:p>
          </table:table-cell>
          <table:table-cell table:formula="of:=[.E14]*100/[.$C14]" office:value-type="float" office:value="95.8604255449384" calcext:value-type="float">
            <text:p>95.8604255449384</text:p>
          </table:table-cell>
          <table:table-cell table:formula="of:=[.F14]*100/[.$C14]" office:value-type="float" office:value="99.8706502534605" calcext:value-type="float">
            <text:p>99.8706502534605</text:p>
          </table:table-cell>
          <table:table-cell table:formula="of:=[.G14]*100/[.$C14]" office:value-type="float" office:value="100.009436622981" calcext:value-type="float">
            <text:p>100.009436622981</text:p>
          </table:table-cell>
        </table:table-row>
        <table:table-row table:style-name="ro1">
          <table:table-cell/>
          <table:table-cell office:value-type="string" calcext:value-type="string">
            <text:p>nboyer</text:p>
          </table:table-cell>
          <table:table-cell office:value-type="float" office:value="285.701831181844" calcext:value-type="float">
            <text:p>285.701831181844</text:p>
          </table:table-cell>
          <table:table-cell office:value-type="float" office:value="296.036561330159" calcext:value-type="float">
            <text:p>296.036561330159</text:p>
          </table:table-cell>
          <table:table-cell office:value-type="float" office:value="281.528393427531" calcext:value-type="float">
            <text:p>281.528393427531</text:p>
          </table:table-cell>
          <table:table-cell office:value-type="float" office:value="279.547532399495" calcext:value-type="float">
            <text:p>279.547532399495</text:p>
          </table:table-cell>
          <table:table-cell office:value-type="float" office:value="280.916134516398" calcext:value-type="float">
            <text:p>280.916134516398</text:p>
          </table:table-cell>
          <table:table-cell office:value-type="string" calcext:value-type="string">
            <text:p>nboyer</text:p>
          </table:table-cell>
          <table:table-cell table:formula="of:=[.D15]*100/[.$C15]" office:value-type="float" office:value="103.617313233718" calcext:value-type="float">
            <text:p>103.617313233718</text:p>
          </table:table-cell>
          <table:table-cell table:formula="of:=[.E15]*100/[.$C15]" office:value-type="float" office:value="98.5392331099002" calcext:value-type="float">
            <text:p>98.5392331099002</text:p>
          </table:table-cell>
          <table:table-cell table:formula="of:=[.F15]*100/[.$C15]" office:value-type="float" office:value="97.8459015271654" calcext:value-type="float">
            <text:p>97.8459015271654</text:p>
          </table:table-cell>
          <table:table-cell table:formula="of:=[.G15]*100/[.$C15]" office:value-type="float" office:value="98.3249331494834" calcext:value-type="float">
            <text:p>98.3249331494834</text:p>
          </table:table-cell>
        </table:table-row>
        <table:table-row table:style-name="ro1">
          <table:table-cell/>
          <table:table-cell office:value-type="string" calcext:value-type="string">
            <text:p>dderiv</text:p>
          </table:table-cell>
          <table:table-cell office:value-type="float" office:value="336.207389831543" calcext:value-type="float">
            <text:p>336.207389831543</text:p>
          </table:table-cell>
          <table:table-cell office:value-type="float" office:value="355.34127553304" calcext:value-type="float">
            <text:p>355.34127553304</text:p>
          </table:table-cell>
          <table:table-cell office:value-type="float" office:value="335.982799530029" calcext:value-type="float">
            <text:p>335.982799530029</text:p>
          </table:table-cell>
          <table:table-cell office:value-type="float" office:value="336.071650187174" calcext:value-type="float">
            <text:p>336.071650187174</text:p>
          </table:table-cell>
          <table:table-cell office:value-type="float" office:value="336.8132909139" calcext:value-type="float">
            <text:p>336.8132909139</text:p>
          </table:table-cell>
          <table:table-cell office:value-type="string" calcext:value-type="string">
            <text:p>dderiv</text:p>
          </table:table-cell>
          <table:table-cell table:formula="of:=[.D16]*100/[.$C16]" office:value-type="float" office:value="105.691096115134" calcext:value-type="float">
            <text:p>105.691096115134</text:p>
          </table:table-cell>
          <table:table-cell table:formula="of:=[.E16]*100/[.$C16]" office:value-type="float" office:value="99.9331988801239" calcext:value-type="float">
            <text:p>99.9331988801239</text:p>
          </table:table-cell>
          <table:table-cell table:formula="of:=[.F16]*100/[.$C16]" office:value-type="float" office:value="99.9596262162957" calcext:value-type="float">
            <text:p>99.9596262162957</text:p>
          </table:table-cell>
          <table:table-cell table:formula="of:=[.G16]*100/[.$C16]" office:value-type="float" office:value="100.180216467776" calcext:value-type="float">
            <text:p>100.180216467776</text:p>
          </table:table-cell>
        </table:table-row>
        <table:table-row table:style-name="ro1">
          <table:table-cell/>
          <table:table-cell office:value-type="string" calcext:value-type="string">
            <text:p>browse</text:p>
          </table:table-cell>
          <table:table-cell office:value-type="float" office:value="417.61326789856" calcext:value-type="float">
            <text:p>417.61326789856</text:p>
          </table:table-cell>
          <table:table-cell office:value-type="float" office:value="444.397528966268" calcext:value-type="float">
            <text:p>444.397528966268</text:p>
          </table:table-cell>
          <table:table-cell office:value-type="float" office:value="414.759715398153" calcext:value-type="float">
            <text:p>414.759715398153</text:p>
          </table:table-cell>
          <table:table-cell office:value-type="float" office:value="420.03870010376" calcext:value-type="float">
            <text:p>420.03870010376</text:p>
          </table:table-cell>
          <table:table-cell office:value-type="float" office:value="417.365392049154" calcext:value-type="float">
            <text:p>417.365392049154</text:p>
          </table:table-cell>
          <table:table-cell office:value-type="string" calcext:value-type="string">
            <text:p>browse</text:p>
          </table:table-cell>
          <table:table-cell table:formula="of:=[.D17]*100/[.$C17]" office:value-type="float" office:value="106.413651846477" calcext:value-type="float">
            <text:p>106.413651846477</text:p>
          </table:table-cell>
          <table:table-cell table:formula="of:=[.E17]*100/[.$C17]" office:value-type="float" office:value="99.3166997507608" calcext:value-type="float">
            <text:p>99.3166997507608</text:p>
          </table:table-cell>
          <table:table-cell table:formula="of:=[.F17]*100/[.$C17]" office:value-type="float" office:value="100.580784278575" calcext:value-type="float">
            <text:p>100.580784278575</text:p>
          </table:table-cell>
          <table:table-cell table:formula="of:=[.G17]*100/[.$C17]" office:value-type="float" office:value="99.9406446421941" calcext:value-type="float">
            <text:p>99.9406446421941</text:p>
          </table:table-cell>
        </table:table-row>
        <table:table-row table:style-name="ro1">
          <table:table-cell/>
          <table:table-cell office:value-type="string" calcext:value-type="string">
            <text:p>peval</text:p>
          </table:table-cell>
          <table:table-cell office:value-type="float" office:value="360.742807388306" calcext:value-type="float">
            <text:p>360.742807388306</text:p>
          </table:table-cell>
          <table:table-cell office:value-type="float" office:value="384.757995605469" calcext:value-type="float">
            <text:p>384.757995605469</text:p>
          </table:table-cell>
          <table:table-cell office:value-type="float" office:value="366.916735967" calcext:value-type="float">
            <text:p>366.916735967</text:p>
          </table:table-cell>
          <table:table-cell office:value-type="float" office:value="367.525657018026" calcext:value-type="float">
            <text:p>367.525657018026</text:p>
          </table:table-cell>
          <table:table-cell office:value-type="float" office:value="361.711899439494" calcext:value-type="float">
            <text:p>361.711899439494</text:p>
          </table:table-cell>
          <table:table-cell office:value-type="string" calcext:value-type="string">
            <text:p>peval</text:p>
          </table:table-cell>
          <table:table-cell table:formula="of:=[.D18]*100/[.$C18]" office:value-type="float" office:value="106.65714956066" calcext:value-type="float">
            <text:p>106.65714956066</text:p>
          </table:table-cell>
          <table:table-cell table:formula="of:=[.E18]*100/[.$C18]" office:value-type="float" office:value="101.711448836192" calcext:value-type="float">
            <text:p>101.711448836192</text:p>
          </table:table-cell>
          <table:table-cell table:formula="of:=[.F18]*100/[.$C18]" office:value-type="float" office:value="101.880245285783" calcext:value-type="float">
            <text:p>101.880245285783</text:p>
          </table:table-cell>
          <table:table-cell table:formula="of:=[.G18]*100/[.$C18]" office:value-type="float" office:value="100.268637941309" calcext:value-type="float">
            <text:p>100.268637941309</text:p>
          </table:table-cell>
        </table:table-row>
        <table:table-row table:style-name="ro1">
          <table:table-cell/>
          <table:table-cell office:value-type="string" calcext:value-type="string">
            <text:p>boyer</text:p>
          </table:table-cell>
          <table:table-cell office:value-type="float" office:value="205.909649531047" calcext:value-type="float">
            <text:p>205.909649531047</text:p>
          </table:table-cell>
          <table:table-cell office:value-type="float" office:value="220.85436185201" calcext:value-type="float">
            <text:p>220.85436185201</text:p>
          </table:table-cell>
          <table:table-cell office:value-type="float" office:value="205.654859542847" calcext:value-type="float">
            <text:p>205.654859542847</text:p>
          </table:table-cell>
          <table:table-cell office:value-type="float" office:value="205.816586812337" calcext:value-type="float">
            <text:p>205.816586812337</text:p>
          </table:table-cell>
          <table:table-cell office:value-type="float" office:value="206.013838450114" calcext:value-type="float">
            <text:p>206.013838450114</text:p>
          </table:table-cell>
          <table:table-cell office:value-type="string" calcext:value-type="string">
            <text:p>boyer</text:p>
          </table:table-cell>
          <table:table-cell table:formula="of:=[.D19]*100/[.$C19]" office:value-type="float" office:value="107.257897993125" calcext:value-type="float">
            <text:p>107.257897993125</text:p>
          </table:table-cell>
          <table:table-cell table:formula="of:=[.E19]*100/[.$C19]" office:value-type="float" office:value="99.8762612685806" calcext:value-type="float">
            <text:p>99.8762612685806</text:p>
          </table:table-cell>
          <table:table-cell table:formula="of:=[.F19]*100/[.$C19]" office:value-type="float" office:value="99.9548041002832" calcext:value-type="float">
            <text:p>99.9548041002832</text:p>
          </table:table-cell>
          <table:table-cell table:formula="of:=[.G19]*100/[.$C19]" office:value-type="float" office:value="100.05059933777" calcext:value-type="float">
            <text:p>100.05059933777</text:p>
          </table:table-cell>
        </table:table-row>
        <table:table-row table:style-name="ro1">
          <table:table-cell/>
          <table:table-cell office:value-type="string" calcext:value-type="string">
            <text:p>compiler</text:p>
          </table:table-cell>
          <table:table-cell office:value-type="float" office:value="524.53351020813" calcext:value-type="float">
            <text:p>524.53351020813</text:p>
          </table:table-cell>
          <table:table-cell office:value-type="float" office:value="562.686999638875" calcext:value-type="float">
            <text:p>562.686999638875</text:p>
          </table:table-cell>
          <table:table-cell office:value-type="float" office:value="531.671603520711" calcext:value-type="float">
            <text:p>531.671603520711</text:p>
          </table:table-cell>
          <table:table-cell office:value-type="float" office:value="528.155962626139" calcext:value-type="float">
            <text:p>528.155962626139</text:p>
          </table:table-cell>
          <table:table-cell office:value-type="float" office:value="524.823188781738" calcext:value-type="float">
            <text:p>524.823188781738</text:p>
          </table:table-cell>
          <table:table-cell office:value-type="string" calcext:value-type="string">
            <text:p>compiler</text:p>
          </table:table-cell>
          <table:table-cell table:formula="of:=[.D20]*100/[.$C20]" office:value-type="float" office:value="107.273794464649" calcext:value-type="float">
            <text:p>107.273794464649</text:p>
          </table:table-cell>
          <table:table-cell table:formula="of:=[.E20]*100/[.$C20]" office:value-type="float" office:value="101.360846003861" calcext:value-type="float">
            <text:p>101.360846003861</text:p>
          </table:table-cell>
          <table:table-cell table:formula="of:=[.F20]*100/[.$C20]" office:value-type="float" office:value="100.690604574829" calcext:value-type="float">
            <text:p>100.690604574829</text:p>
          </table:table-cell>
          <table:table-cell table:formula="of:=[.G20]*100/[.$C20]" office:value-type="float" office:value="100.055225942284" calcext:value-type="float">
            <text:p>100.055225942284</text:p>
          </table:table-cell>
        </table:table-row>
        <table:table-row table:style-name="ro1">
          <table:table-cell/>
          <table:table-cell office:value-type="string" calcext:value-type="string">
            <text:p>sumloop</text:p>
          </table:table-cell>
          <table:table-cell office:value-type="float" office:value="1656.06546401978" calcext:value-type="float">
            <text:p>1656.06546401978</text:p>
          </table:table-cell>
          <table:table-cell office:value-type="float" office:value="1788.30393155416" calcext:value-type="float">
            <text:p>1788.30393155416</text:p>
          </table:table-cell>
          <table:table-cell office:value-type="float" office:value="1641.24377568563" calcext:value-type="float">
            <text:p>1641.24377568563</text:p>
          </table:table-cell>
          <table:table-cell office:value-type="float" office:value="1638.26203346252" calcext:value-type="float">
            <text:p>1638.26203346252</text:p>
          </table:table-cell>
          <table:table-cell office:value-type="float" office:value="1637.46015230815" calcext:value-type="float">
            <text:p>1637.46015230815</text:p>
          </table:table-cell>
          <table:table-cell office:value-type="string" calcext:value-type="string">
            <text:p>sumloop</text:p>
          </table:table-cell>
          <table:table-cell table:formula="of:=[.D21]*100/[.$C21]" office:value-type="float" office:value="107.985099043935" calcext:value-type="float">
            <text:p>107.985099043935</text:p>
          </table:table-cell>
          <table:table-cell table:formula="of:=[.E21]*100/[.$C21]" office:value-type="float" office:value="99.1050058916046" calcext:value-type="float">
            <text:p>99.1050058916046</text:p>
          </table:table-cell>
          <table:table-cell table:formula="of:=[.F21]*100/[.$C21]" office:value-type="float" office:value="98.9249561116964" calcext:value-type="float">
            <text:p>98.9249561116964</text:p>
          </table:table-cell>
          <table:table-cell table:formula="of:=[.G21]*100/[.$C21]" office:value-type="float" office:value="98.8765352508186" calcext:value-type="float">
            <text:p>98.8765352508186</text:p>
          </table:table-cell>
        </table:table-row>
        <table:table-row table:style-name="ro1">
          <table:table-cell/>
          <table:table-cell office:value-type="string" calcext:value-type="string">
            <text:p>lattice</text:p>
          </table:table-cell>
          <table:table-cell office:value-type="float" office:value="765.029191970825" calcext:value-type="float">
            <text:p>765.029191970825</text:p>
          </table:table-cell>
          <table:table-cell office:value-type="float" office:value="832.256396611532" calcext:value-type="float">
            <text:p>832.256396611532</text:p>
          </table:table-cell>
          <table:table-cell office:value-type="float" office:value="774.104356765747" calcext:value-type="float">
            <text:p>774.104356765747</text:p>
          </table:table-cell>
          <table:table-cell office:value-type="float" office:value="764.761606852214" calcext:value-type="float">
            <text:p>764.761606852214</text:p>
          </table:table-cell>
          <table:table-cell office:value-type="float" office:value="764.737447102865" calcext:value-type="float">
            <text:p>764.737447102865</text:p>
          </table:table-cell>
          <table:table-cell office:value-type="string" calcext:value-type="string">
            <text:p>lattice</text:p>
          </table:table-cell>
          <table:table-cell table:formula="of:=[.D22]*100/[.$C22]" office:value-type="float" office:value="108.787534560285" calcext:value-type="float">
            <text:p>108.787534560285</text:p>
          </table:table-cell>
          <table:table-cell table:formula="of:=[.E22]*100/[.$C22]" office:value-type="float" office:value="101.186250784959" calcext:value-type="float">
            <text:p>101.186250784959</text:p>
          </table:table-cell>
          <table:table-cell table:formula="of:=[.F22]*100/[.$C22]" office:value-type="float" office:value="99.9650228878296" calcext:value-type="float">
            <text:p>99.9650228878296</text:p>
          </table:table-cell>
          <table:table-cell table:formula="of:=[.G22]*100/[.$C22]" office:value-type="float" office:value="99.961864871168" calcext:value-type="float">
            <text:p>99.961864871168</text:p>
          </table:table-cell>
        </table:table-row>
        <table:table-row table:style-name="ro1">
          <table:table-cell/>
          <table:table-cell office:value-type="string" calcext:value-type="string">
            <text:p>perm9</text:p>
          </table:table-cell>
          <table:table-cell office:value-type="float" office:value="131.056706110636" calcext:value-type="float">
            <text:p>131.056706110636</text:p>
          </table:table-cell>
          <table:table-cell office:value-type="float" office:value="142.921686172485" calcext:value-type="float">
            <text:p>142.921686172485</text:p>
          </table:table-cell>
          <table:table-cell office:value-type="float" office:value="131.730318069458" calcext:value-type="float">
            <text:p>131.730318069458</text:p>
          </table:table-cell>
          <table:table-cell office:value-type="float" office:value="132.060607274373" calcext:value-type="float">
            <text:p>132.060607274373</text:p>
          </table:table-cell>
          <table:table-cell office:value-type="float" office:value="131.297032038371" calcext:value-type="float">
            <text:p>131.297032038371</text:p>
          </table:table-cell>
          <table:table-cell office:value-type="string" calcext:value-type="string">
            <text:p>perm9</text:p>
          </table:table-cell>
          <table:table-cell table:formula="of:=[.D23]*100/[.$C23]" office:value-type="float" office:value="109.053317769052" calcext:value-type="float">
            <text:p>109.053317769052</text:p>
          </table:table-cell>
          <table:table-cell table:formula="of:=[.E23]*100/[.$C23]" office:value-type="float" office:value="100.513985112866" calcext:value-type="float">
            <text:p>100.513985112866</text:p>
          </table:table-cell>
          <table:table-cell table:formula="of:=[.F23]*100/[.$C23]" office:value-type="float" office:value="100.766005184725" calcext:value-type="float">
            <text:p>100.766005184725</text:p>
          </table:table-cell>
          <table:table-cell table:formula="of:=[.G23]*100/[.$C23]" office:value-type="float" office:value="100.183375528705" calcext:value-type="float">
            <text:p>100.183375528705</text:p>
          </table:table-cell>
        </table:table-row>
        <table:table-row table:style-name="ro1">
          <table:table-cell/>
          <table:table-cell office:value-type="string" calcext:value-type="string">
            <text:p>fib</text:p>
          </table:table-cell>
          <table:table-cell office:value-type="float" office:value="216.622273127238" calcext:value-type="float">
            <text:p>216.622273127238</text:p>
          </table:table-cell>
          <table:table-cell office:value-type="float" office:value="242.60409673055" calcext:value-type="float">
            <text:p>242.60409673055</text:p>
          </table:table-cell>
          <table:table-cell office:value-type="float" office:value="216.575860977173" calcext:value-type="float">
            <text:p>216.575860977173</text:p>
          </table:table-cell>
          <table:table-cell office:value-type="float" office:value="216.765721638997" calcext:value-type="float">
            <text:p>216.765721638997</text:p>
          </table:table-cell>
          <table:table-cell office:value-type="float" office:value="217.109441757202" calcext:value-type="float">
            <text:p>217.109441757202</text:p>
          </table:table-cell>
          <table:table-cell office:value-type="string" calcext:value-type="string">
            <text:p>fib</text:p>
          </table:table-cell>
          <table:table-cell table:formula="of:=[.D24]*100/[.$C24]" office:value-type="float" office:value="111.994068397598" calcext:value-type="float">
            <text:p>111.994068397598</text:p>
          </table:table-cell>
          <table:table-cell table:formula="of:=[.E24]*100/[.$C24]" office:value-type="float" office:value="99.9785746177459" calcext:value-type="float">
            <text:p>99.9785746177459</text:p>
          </table:table-cell>
          <table:table-cell table:formula="of:=[.F24]*100/[.$C24]" office:value-type="float" office:value="100.066220573577" calcext:value-type="float">
            <text:p>100.066220573577</text:p>
          </table:table-cell>
          <table:table-cell table:formula="of:=[.G24]*100/[.$C24]" office:value-type="float" office:value="100.224893139072" calcext:value-type="float">
            <text:p>100.224893139072</text:p>
          </table:table-cell>
        </table:table-row>
        <table:table-row table:style-name="ro1">
          <table:table-cell/>
          <table:table-cell office:value-type="string" calcext:value-type="string">
            <text:p>mbrot</text:p>
          </table:table-cell>
          <table:table-cell office:value-type="float" office:value="196.227391560872" calcext:value-type="float">
            <text:p>196.227391560872</text:p>
          </table:table-cell>
          <table:table-cell office:value-type="float" office:value="220.074017842611" calcext:value-type="float">
            <text:p>220.074017842611</text:p>
          </table:table-cell>
          <table:table-cell office:value-type="float" office:value="196.062882741292" calcext:value-type="float">
            <text:p>196.062882741292</text:p>
          </table:table-cell>
          <table:table-cell office:value-type="float" office:value="196.195125579834" calcext:value-type="float">
            <text:p>196.195125579834</text:p>
          </table:table-cell>
          <table:table-cell office:value-type="float" office:value="196.075836817423" calcext:value-type="float">
            <text:p>196.075836817423</text:p>
          </table:table-cell>
          <table:table-cell office:value-type="string" calcext:value-type="string">
            <text:p>mbrot</text:p>
          </table:table-cell>
          <table:table-cell table:formula="of:=[.D25]*100/[.$C25]" office:value-type="float" office:value="112.152547150555" calcext:value-type="float">
            <text:p>112.152547150555</text:p>
          </table:table-cell>
          <table:table-cell table:formula="of:=[.E25]*100/[.$C25]" office:value-type="float" office:value="99.9161641918228" calcext:value-type="float">
            <text:p>99.9161641918228</text:p>
          </table:table-cell>
          <table:table-cell table:formula="of:=[.F25]*100/[.$C25]" office:value-type="float" office:value="99.9835568414879" calcext:value-type="float">
            <text:p>99.9835568414879</text:p>
          </table:table-cell>
          <table:table-cell table:formula="of:=[.G25]*100/[.$C25]" office:value-type="float" office:value="99.9227657554619" calcext:value-type="float">
            <text:p>99.9227657554619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float" office:value="12963.9461040497" calcext:value-type="float">
            <text:p>12963.9461040497</text:p>
          </table:table-cell>
          <table:table-cell office:value-type="float" office:value="14547.4779605865" calcext:value-type="float">
            <text:p>14547.4779605865</text:p>
          </table:table-cell>
          <table:table-cell office:value-type="float" office:value="13187.8865559896" calcext:value-type="float">
            <text:p>13187.8865559896</text:p>
          </table:table-cell>
          <table:table-cell office:value-type="float" office:value="13091.1155541738" calcext:value-type="float">
            <text:p>13091.1155541738</text:p>
          </table:table-cell>
          <table:table-cell office:value-type="float" office:value="13112.4080022176" calcext:value-type="float">
            <text:p>13112.4080022176</text:p>
          </table:table-cell>
          <table:table-cell office:value-type="string" calcext:value-type="string">
            <text:p>all</text:p>
          </table:table-cell>
          <table:table-cell table:formula="of:=[.D26]*100/[.$C26]" office:value-type="float" office:value="112.214890773437" calcext:value-type="float">
            <text:p>112.214890773437</text:p>
          </table:table-cell>
          <table:table-cell table:formula="of:=[.E26]*100/[.$C26]" office:value-type="float" office:value="101.727409618511" calcext:value-type="float">
            <text:p>101.727409618511</text:p>
          </table:table-cell>
          <table:table-cell table:formula="of:=[.F26]*100/[.$C26]" office:value-type="float" office:value="100.980947075091" calcext:value-type="float">
            <text:p>100.980947075091</text:p>
          </table:table-cell>
          <table:table-cell table:formula="of:=[.G26]*100/[.$C26]" office:value-type="float" office:value="101.145190646246" calcext:value-type="float">
            <text:p>101.145190646246</text:p>
          </table:table-cell>
        </table:table-row>
        <table:table-row table:style-name="ro1">
          <table:table-cell/>
          <table:table-cell office:value-type="string" calcext:value-type="string">
            <text:p>conform</text:p>
          </table:table-cell>
          <table:table-cell office:value-type="float" office:value="259.337584177653" calcext:value-type="float">
            <text:p>259.337584177653</text:p>
          </table:table-cell>
          <table:table-cell office:value-type="float" office:value="294.150590896606" calcext:value-type="float">
            <text:p>294.150590896606</text:p>
          </table:table-cell>
          <table:table-cell office:value-type="float" office:value="267.433325449626" calcext:value-type="float">
            <text:p>267.433325449626</text:p>
          </table:table-cell>
          <table:table-cell office:value-type="float" office:value="268.116076787313" calcext:value-type="float">
            <text:p>268.116076787313</text:p>
          </table:table-cell>
          <table:table-cell office:value-type="float" office:value="265.007654825846" calcext:value-type="float">
            <text:p>265.007654825846</text:p>
          </table:table-cell>
          <table:table-cell office:value-type="string" calcext:value-type="string">
            <text:p>conform</text:p>
          </table:table-cell>
          <table:table-cell table:formula="of:=[.D27]*100/[.$C27]" office:value-type="float" office:value="113.423818544984" calcext:value-type="float">
            <text:p>113.423818544984</text:p>
          </table:table-cell>
          <table:table-cell table:formula="of:=[.E27]*100/[.$C27]" office:value-type="float" office:value="103.121699964023" calcext:value-type="float">
            <text:p>103.121699964023</text:p>
          </table:table-cell>
          <table:table-cell table:formula="of:=[.F27]*100/[.$C27]" office:value-type="float" office:value="103.384967372738" calcext:value-type="float">
            <text:p>103.384967372738</text:p>
          </table:table-cell>
          <table:table-cell table:formula="of:=[.G27]*100/[.$C27]" office:value-type="float" office:value="102.186366725892" calcext:value-type="float">
            <text:p>102.186366725892</text:p>
          </table:table-cell>
        </table:table-row>
        <table:table-row table:style-name="ro1">
          <table:table-cell/>
          <table:table-cell office:value-type="string" calcext:value-type="string">
            <text:p>sumfp</text:p>
          </table:table-cell>
          <table:table-cell office:value-type="float" office:value="471.546252568563" calcext:value-type="float">
            <text:p>471.546252568563</text:p>
          </table:table-cell>
          <table:table-cell office:value-type="float" office:value="536.208629608154" calcext:value-type="float">
            <text:p>536.208629608154</text:p>
          </table:table-cell>
          <table:table-cell office:value-type="float" office:value="471.216599146525" calcext:value-type="float">
            <text:p>471.216599146525</text:p>
          </table:table-cell>
          <table:table-cell office:value-type="float" office:value="471.128702163696" calcext:value-type="float">
            <text:p>471.128702163696</text:p>
          </table:table-cell>
          <table:table-cell office:value-type="float" office:value="473.54523340861" calcext:value-type="float">
            <text:p>473.54523340861</text:p>
          </table:table-cell>
          <table:table-cell office:value-type="string" calcext:value-type="string">
            <text:p>sumfp</text:p>
          </table:table-cell>
          <table:table-cell table:formula="of:=[.D28]*100/[.$C28]" office:value-type="float" office:value="113.712838706144" calcext:value-type="float">
            <text:p>113.712838706144</text:p>
          </table:table-cell>
          <table:table-cell table:formula="of:=[.E28]*100/[.$C28]" office:value-type="float" office:value="99.9300909676957" calcext:value-type="float">
            <text:p>99.9300909676957</text:p>
          </table:table-cell>
          <table:table-cell table:formula="of:=[.F28]*100/[.$C28]" office:value-type="float" office:value="99.9114508062376" calcext:value-type="float">
            <text:p>99.9114508062376</text:p>
          </table:table-cell>
          <table:table-cell table:formula="of:=[.G28]*100/[.$C28]" office:value-type="float" office:value="100.42392041696" calcext:value-type="float">
            <text:p>100.42392041696</text:p>
          </table:table-cell>
        </table:table-row>
        <table:table-row table:style-name="ro1">
          <table:table-cell/>
          <table:table-cell office:value-type="string" calcext:value-type="string">
            <text:p>nqueens</text:p>
          </table:table-cell>
          <table:table-cell office:value-type="float" office:value="331.912676493327" calcext:value-type="float">
            <text:p>331.912676493327</text:p>
          </table:table-cell>
          <table:table-cell office:value-type="float" office:value="380.456288655599" calcext:value-type="float">
            <text:p>380.456288655599</text:p>
          </table:table-cell>
          <table:table-cell office:value-type="float" office:value="330.346584320068" calcext:value-type="float">
            <text:p>330.346584320068</text:p>
          </table:table-cell>
          <table:table-cell office:value-type="float" office:value="332.20903078715" calcext:value-type="float">
            <text:p>332.20903078715</text:p>
          </table:table-cell>
          <table:table-cell office:value-type="float" office:value="331.33339881897" calcext:value-type="float">
            <text:p>331.33339881897</text:p>
          </table:table-cell>
          <table:table-cell office:value-type="string" calcext:value-type="string">
            <text:p>nqueens</text:p>
          </table:table-cell>
          <table:table-cell table:formula="of:=[.D29]*100/[.$C29]" office:value-type="float" office:value="114.625416743686" calcext:value-type="float">
            <text:p>114.625416743686</text:p>
          </table:table-cell>
          <table:table-cell table:formula="of:=[.E29]*100/[.$C29]" office:value-type="float" office:value="99.5281613857584" calcext:value-type="float">
            <text:p>99.5281613857584</text:p>
          </table:table-cell>
          <table:table-cell table:formula="of:=[.F29]*100/[.$C29]" office:value-type="float" office:value="100.089286825967" calcext:value-type="float">
            <text:p>100.089286825967</text:p>
          </table:table-cell>
          <table:table-cell table:formula="of:=[.G29]*100/[.$C29]" office:value-type="float" office:value="99.8254728682022" calcext:value-type="float">
            <text:p>99.8254728682022</text:p>
          </table:table-cell>
        </table:table-row>
        <table:table-row table:style-name="ro1">
          <table:table-cell/>
          <table:table-cell office:value-type="string" calcext:value-type="string">
            <text:p>earley</text:p>
          </table:table-cell>
          <table:table-cell office:value-type="float" office:value="286.873499552409" calcext:value-type="float">
            <text:p>286.873499552409</text:p>
          </table:table-cell>
          <table:table-cell office:value-type="float" office:value="331.493854522705" calcext:value-type="float">
            <text:p>331.493854522705</text:p>
          </table:table-cell>
          <table:table-cell office:value-type="float" office:value="323.387622833252" calcext:value-type="float">
            <text:p>323.387622833252</text:p>
          </table:table-cell>
          <table:table-cell office:value-type="float" office:value="316.591103871663" calcext:value-type="float">
            <text:p>316.591103871663</text:p>
          </table:table-cell>
          <table:table-cell office:value-type="float" office:value="327.052513758341" calcext:value-type="float">
            <text:p>327.052513758341</text:p>
          </table:table-cell>
          <table:table-cell office:value-type="string" calcext:value-type="string">
            <text:p>earley</text:p>
          </table:table-cell>
          <table:table-cell table:formula="of:=[.D30]*100/[.$C30]" office:value-type="float" office:value="115.554017725553" calcext:value-type="float">
            <text:p>115.554017725553</text:p>
          </table:table-cell>
          <table:table-cell table:formula="of:=[.E30]*100/[.$C30]" office:value-type="float" office:value="112.728301267916" calcext:value-type="float">
            <text:p>112.728301267916</text:p>
          </table:table-cell>
          <table:table-cell table:formula="of:=[.F30]*100/[.$C30]" office:value-type="float" office:value="110.359131939904" calcext:value-type="float">
            <text:p>110.359131939904</text:p>
          </table:table-cell>
          <table:table-cell table:formula="of:=[.G30]*100/[.$C30]" office:value-type="float" office:value="114.005829840896" calcext:value-type="float">
            <text:p>114.005829840896</text:p>
          </table:table-cell>
        </table:table-row>
        <table:table-row table:style-name="ro1">
          <table:table-cell/>
          <table:table-cell office:value-type="string" calcext:value-type="string">
            <text:p>triangl</text:p>
          </table:table-cell>
          <table:table-cell office:value-type="float" office:value="522.372722625732" calcext:value-type="float">
            <text:p>522.372722625732</text:p>
          </table:table-cell>
          <table:table-cell office:value-type="float" office:value="608.382304509481" calcext:value-type="float">
            <text:p>608.382304509481</text:p>
          </table:table-cell>
          <table:table-cell office:value-type="float" office:value="517.354011535645" calcext:value-type="float">
            <text:p>517.354011535645</text:p>
          </table:table-cell>
          <table:table-cell office:value-type="float" office:value="521.569728851318" calcext:value-type="float">
            <text:p>521.569728851318</text:p>
          </table:table-cell>
          <table:table-cell office:value-type="float" office:value="522.80076344808" calcext:value-type="float">
            <text:p>522.80076344808</text:p>
          </table:table-cell>
          <table:table-cell office:value-type="string" calcext:value-type="string">
            <text:p>triangl</text:p>
          </table:table-cell>
          <table:table-cell table:formula="of:=[.D31]*100/[.$C31]" office:value-type="float" office:value="116.465174799216" calcext:value-type="float">
            <text:p>116.465174799216</text:p>
          </table:table-cell>
          <table:table-cell table:formula="of:=[.E31]*100/[.$C31]" office:value-type="float" office:value="99.0392470983437" calcext:value-type="float">
            <text:p>99.0392470983437</text:p>
          </table:table-cell>
          <table:table-cell table:formula="of:=[.F31]*100/[.$C31]" office:value-type="float" office:value="99.846279535735" calcext:value-type="float">
            <text:p>99.846279535735</text:p>
          </table:table-cell>
          <table:table-cell table:formula="of:=[.G31]*100/[.$C31]" office:value-type="float" office:value="100.081941648905" calcext:value-type="float">
            <text:p>100.081941648905</text:p>
          </table:table-cell>
        </table:table-row>
        <table:table-row table:style-name="ro1">
          <table:table-cell/>
          <table:table-cell office:value-type="string" calcext:value-type="string">
            <text:p>destruc</text:p>
          </table:table-cell>
          <table:table-cell office:value-type="float" office:value="333.190361658732" calcext:value-type="float">
            <text:p>333.190361658732</text:p>
          </table:table-cell>
          <table:table-cell office:value-type="float" office:value="391.548077265422" calcext:value-type="float">
            <text:p>391.548077265422</text:p>
          </table:table-cell>
          <table:table-cell office:value-type="float" office:value="328.203757603963" calcext:value-type="float">
            <text:p>328.203757603963</text:p>
          </table:table-cell>
          <table:table-cell office:value-type="float" office:value="333.22270711263" calcext:value-type="float">
            <text:p>333.22270711263</text:p>
          </table:table-cell>
          <table:table-cell office:value-type="float" office:value="337.742884953817" calcext:value-type="float">
            <text:p>337.742884953817</text:p>
          </table:table-cell>
          <table:table-cell office:value-type="string" calcext:value-type="string">
            <text:p>destruc</text:p>
          </table:table-cell>
          <table:table-cell table:formula="of:=[.D32]*100/[.$C32]" office:value-type="float" office:value="117.51482705447" calcext:value-type="float">
            <text:p>117.51482705447</text:p>
          </table:table-cell>
          <table:table-cell table:formula="of:=[.E32]*100/[.$C32]" office:value-type="float" office:value="98.5033768594193" calcext:value-type="float">
            <text:p>98.5033768594193</text:p>
          </table:table-cell>
          <table:table-cell table:formula="of:=[.F32]*100/[.$C32]" office:value-type="float" office:value="100.009707799991" calcext:value-type="float">
            <text:p>100.009707799991</text:p>
          </table:table-cell>
          <table:table-cell table:formula="of:=[.G32]*100/[.$C32]" office:value-type="float" office:value="101.36634303358" calcext:value-type="float">
            <text:p>101.36634303358</text:p>
          </table:table-cell>
        </table:table-row>
        <table:table-row table:style-name="ro1">
          <table:table-cell/>
          <table:table-cell office:value-type="string" calcext:value-type="string">
            <text:p>array1</text:p>
          </table:table-cell>
          <table:table-cell office:value-type="float" office:value="141.099452972412" calcext:value-type="float">
            <text:p>141.099452972412</text:p>
          </table:table-cell>
          <table:table-cell office:value-type="float" office:value="169.900894165039" calcext:value-type="float">
            <text:p>169.900894165039</text:p>
          </table:table-cell>
          <table:table-cell office:value-type="float" office:value="141.095081965129" calcext:value-type="float">
            <text:p>141.095081965129</text:p>
          </table:table-cell>
          <table:table-cell office:value-type="float" office:value="140.919923782349" calcext:value-type="float">
            <text:p>140.919923782349</text:p>
          </table:table-cell>
          <table:table-cell office:value-type="float" office:value="141.218344370524" calcext:value-type="float">
            <text:p>141.218344370524</text:p>
          </table:table-cell>
          <table:table-cell office:value-type="string" calcext:value-type="string">
            <text:p>array1</text:p>
          </table:table-cell>
          <table:table-cell table:formula="of:=[.D33]*100/[.$C33]" office:value-type="float" office:value="120.412156522151" calcext:value-type="float">
            <text:p>120.412156522151</text:p>
          </table:table-cell>
          <table:table-cell table:formula="of:=[.E33]*100/[.$C33]" office:value-type="float" office:value="99.9969021798515" calcext:value-type="float">
            <text:p>99.9969021798515</text:p>
          </table:table-cell>
          <table:table-cell table:formula="of:=[.F33]*100/[.$C33]" office:value-type="float" office:value="99.8727640779029" calcext:value-type="float">
            <text:p>99.8727640779029</text:p>
          </table:table-cell>
          <table:table-cell table:formula="of:=[.G33]*100/[.$C33]" office:value-type="float" office:value="100.084260708038" calcext:value-type="float">
            <text:p>100.084260708038</text:p>
          </table:table-cell>
        </table:table-row>
        <table:table-row table:style-name="ro1">
          <table:table-cell/>
          <table:table-cell office:value-type="string" calcext:value-type="string">
            <text:p>graphs</text:p>
          </table:table-cell>
          <table:table-cell office:value-type="float" office:value="274.797201156616" calcext:value-type="float">
            <text:p>274.797201156616</text:p>
          </table:table-cell>
          <table:table-cell office:value-type="float" office:value="338.104168574015" calcext:value-type="float">
            <text:p>338.104168574015</text:p>
          </table:table-cell>
          <table:table-cell office:value-type="float" office:value="324.721972147624" calcext:value-type="float">
            <text:p>324.721972147624</text:p>
          </table:table-cell>
          <table:table-cell office:value-type="float" office:value="281.832138697306" calcext:value-type="float">
            <text:p>281.832138697306</text:p>
          </table:table-cell>
          <table:table-cell office:value-type="float" office:value="281.789541244507" calcext:value-type="float">
            <text:p>281.789541244507</text:p>
          </table:table-cell>
          <table:table-cell office:value-type="string" calcext:value-type="string">
            <text:p>graphs</text:p>
          </table:table-cell>
          <table:table-cell table:formula="of:=[.D34]*100/[.$C34]" office:value-type="float" office:value="123.03770458758" calcext:value-type="float">
            <text:p>123.03770458758</text:p>
          </table:table-cell>
          <table:table-cell table:formula="of:=[.E34]*100/[.$C34]" office:value-type="float" office:value="118.167860073129" calcext:value-type="float">
            <text:p>118.167860073129</text:p>
          </table:table-cell>
          <table:table-cell table:formula="of:=[.F34]*100/[.$C34]" office:value-type="float" office:value="102.560047013245" calcext:value-type="float">
            <text:p>102.560047013245</text:p>
          </table:table-cell>
          <table:table-cell table:formula="of:=[.G34]*100/[.$C34]" office:value-type="float" office:value="102.544545598885" calcext:value-type="float">
            <text:p>102.544545598885</text:p>
          </table:table-cell>
        </table:table-row>
        <table:table-row table:style-name="ro1">
          <table:table-cell/>
          <table:table-cell office:value-type="string" calcext:value-type="string">
            <text:p>simplex</text:p>
          </table:table-cell>
          <table:table-cell office:value-type="float" office:value="207.776228586833" calcext:value-type="float">
            <text:p>207.776228586833</text:p>
          </table:table-cell>
          <table:table-cell office:value-type="float" office:value="259.644508361816" calcext:value-type="float">
            <text:p>259.644508361816</text:p>
          </table:table-cell>
          <table:table-cell office:value-type="float" office:value="247.33304977417" calcext:value-type="float">
            <text:p>247.33304977417</text:p>
          </table:table-cell>
          <table:table-cell office:value-type="float" office:value="219.069878260295" calcext:value-type="float">
            <text:p>219.069878260295</text:p>
          </table:table-cell>
          <table:table-cell office:value-type="float" office:value="215.287129084269" calcext:value-type="float">
            <text:p>215.287129084269</text:p>
          </table:table-cell>
          <table:table-cell office:value-type="string" calcext:value-type="string">
            <text:p>simplex</text:p>
          </table:table-cell>
          <table:table-cell table:formula="of:=[.D35]*100/[.$C35]" office:value-type="float" office:value="124.963529335266" calcext:value-type="float">
            <text:p>124.963529335266</text:p>
          </table:table-cell>
          <table:table-cell table:formula="of:=[.E35]*100/[.$C35]" office:value-type="float" office:value="119.038184231362" calcext:value-type="float">
            <text:p>119.038184231362</text:p>
          </table:table-cell>
          <table:table-cell table:formula="of:=[.F35]*100/[.$C35]" office:value-type="float" office:value="105.435486893893" calcext:value-type="float">
            <text:p>105.435486893893</text:p>
          </table:table-cell>
          <table:table-cell table:formula="of:=[.G35]*100/[.$C35]" office:value-type="float" office:value="103.614898849845" calcext:value-type="float">
            <text:p>103.614898849845</text:p>
          </table:table-cell>
        </table:table-row>
        <table:table-row table:style-name="ro1">
          <table:table-cell/>
          <table:table-cell office:value-type="string" calcext:value-type="string">
            <text:p>mazefun</text:p>
          </table:table-cell>
          <table:table-cell office:value-type="float" office:value="267.603079477946" calcext:value-type="float">
            <text:p>267.603079477946</text:p>
          </table:table-cell>
          <table:table-cell office:value-type="float" office:value="336.118141810099" calcext:value-type="float">
            <text:p>336.118141810099</text:p>
          </table:table-cell>
          <table:table-cell office:value-type="float" office:value="262.303988138835" calcext:value-type="float">
            <text:p>262.303988138835</text:p>
          </table:table-cell>
          <table:table-cell office:value-type="float" office:value="267.558495203654" calcext:value-type="float">
            <text:p>267.558495203654</text:p>
          </table:table-cell>
          <table:table-cell office:value-type="float" office:value="268.467903137207" calcext:value-type="float">
            <text:p>268.467903137207</text:p>
          </table:table-cell>
          <table:table-cell office:value-type="string" calcext:value-type="string">
            <text:p>mazefun</text:p>
          </table:table-cell>
          <table:table-cell table:formula="of:=[.D36]*100/[.$C36]" office:value-type="float" office:value="125.603241362475" calcext:value-type="float">
            <text:p>125.603241362475</text:p>
          </table:table-cell>
          <table:table-cell table:formula="of:=[.E36]*100/[.$C36]" office:value-type="float" office:value="98.019794335159" calcext:value-type="float">
            <text:p>98.019794335159</text:p>
          </table:table-cell>
          <table:table-cell table:formula="of:=[.F36]*100/[.$C36]" office:value-type="float" office:value="99.9833394016321" calcext:value-type="float">
            <text:p>99.9833394016321</text:p>
          </table:table-cell>
          <table:table-cell table:formula="of:=[.G36]*100/[.$C36]" office:value-type="float" office:value="100.323174031087" calcext:value-type="float">
            <text:p>100.323174031087</text:p>
          </table:table-cell>
        </table:table-row>
        <table:table-row table:style-name="ro1">
          <table:table-cell/>
          <table:table-cell office:value-type="string" calcext:value-type="string">
            <text:p>cpstak</text:p>
          </table:table-cell>
          <table:table-cell office:value-type="float" office:value="200.493892033895" calcext:value-type="float">
            <text:p>200.493892033895</text:p>
          </table:table-cell>
          <table:table-cell office:value-type="float" office:value="256.574471791585" calcext:value-type="float">
            <text:p>256.574471791585</text:p>
          </table:table-cell>
          <table:table-cell office:value-type="float" office:value="197.599331537882" calcext:value-type="float">
            <text:p>197.599331537882</text:p>
          </table:table-cell>
          <table:table-cell office:value-type="float" office:value="200.13689994812" calcext:value-type="float">
            <text:p>200.13689994812</text:p>
          </table:table-cell>
          <table:table-cell office:value-type="float" office:value="199.832836786906" calcext:value-type="float">
            <text:p>199.832836786906</text:p>
          </table:table-cell>
          <table:table-cell office:value-type="string" calcext:value-type="string">
            <text:p>cpstak</text:p>
          </table:table-cell>
          <table:table-cell table:formula="of:=[.D37]*100/[.$C37]" office:value-type="float" office:value="127.971216074857" calcext:value-type="float">
            <text:p>127.971216074857</text:p>
          </table:table-cell>
          <table:table-cell table:formula="of:=[.E37]*100/[.$C37]" office:value-type="float" office:value="98.5562849488088" calcext:value-type="float">
            <text:p>98.5562849488088</text:p>
          </table:table-cell>
          <table:table-cell table:formula="of:=[.F37]*100/[.$C37]" office:value-type="float" office:value="99.8219436601518" calcext:value-type="float">
            <text:p>99.8219436601518</text:p>
          </table:table-cell>
          <table:table-cell table:formula="of:=[.G37]*100/[.$C37]" office:value-type="float" office:value="99.6702865906373" calcext:value-type="float">
            <text:p>99.6702865906373</text:p>
          </table:table-cell>
        </table:table-row>
        <table:table-row table:style-name="ro1">
          <table:table-cell/>
          <table:table-cell office:value-type="string" calcext:value-type="string">
            <text:p>ack</text:p>
          </table:table-cell>
          <table:table-cell office:value-type="float" office:value="160.62068939209" calcext:value-type="float">
            <text:p>160.62068939209</text:p>
          </table:table-cell>
          <table:table-cell office:value-type="float" office:value="206.651290257772" calcext:value-type="float">
            <text:p>206.651290257772</text:p>
          </table:table-cell>
          <table:table-cell office:value-type="float" office:value="160.5384349823" calcext:value-type="float">
            <text:p>160.5384349823</text:p>
          </table:table-cell>
          <table:table-cell office:value-type="float" office:value="160.922606786092" calcext:value-type="float">
            <text:p>160.922606786092</text:p>
          </table:table-cell>
          <table:table-cell office:value-type="float" office:value="160.789966583252" calcext:value-type="float">
            <text:p>160.789966583252</text:p>
          </table:table-cell>
          <table:table-cell office:value-type="string" calcext:value-type="string">
            <text:p>ack</text:p>
          </table:table-cell>
          <table:table-cell table:formula="of:=[.D38]*100/[.$C38]" office:value-type="float" office:value="128.657952496591" calcext:value-type="float">
            <text:p>128.657952496591</text:p>
          </table:table-cell>
          <table:table-cell table:formula="of:=[.E38]*100/[.$C38]" office:value-type="float" office:value="99.9487896546196" calcext:value-type="float">
            <text:p>99.9487896546196</text:p>
          </table:table-cell>
          <table:table-cell table:formula="of:=[.F38]*100/[.$C38]" office:value-type="float" office:value="100.187969180773" calcext:value-type="float">
            <text:p>100.187969180773</text:p>
          </table:table-cell>
          <table:table-cell table:formula="of:=[.G38]*100/[.$C38]" office:value-type="float" office:value="100.105389406435" calcext:value-type="float">
            <text:p>100.105389406435</text:p>
          </table:table-cell>
        </table:table-row>
        <table:table-row table:style-name="ro1">
          <table:table-cell/>
          <table:table-cell office:value-type="string" calcext:value-type="string">
            <text:p>pnpoly</text:p>
          </table:table-cell>
          <table:table-cell office:value-type="float" office:value="264.763514200846" calcext:value-type="float">
            <text:p>264.763514200846</text:p>
          </table:table-cell>
          <table:table-cell office:value-type="float" office:value="362.889687220256" calcext:value-type="float">
            <text:p>362.889687220256</text:p>
          </table:table-cell>
          <table:table-cell office:value-type="float" office:value="366.721630096436" calcext:value-type="float">
            <text:p>366.721630096436</text:p>
          </table:table-cell>
          <table:table-cell office:value-type="float" office:value="264.615853627523" calcext:value-type="float">
            <text:p>264.615853627523</text:p>
          </table:table-cell>
          <table:table-cell office:value-type="float" office:value="264.756282170614" calcext:value-type="float">
            <text:p>264.756282170614</text:p>
          </table:table-cell>
          <table:table-cell office:value-type="string" calcext:value-type="string">
            <text:p>pnpoly</text:p>
          </table:table-cell>
          <table:table-cell table:formula="of:=[.D39]*100/[.$C39]" office:value-type="float" office:value="137.061818474343" calcext:value-type="float">
            <text:p>137.061818474343</text:p>
          </table:table-cell>
          <table:table-cell table:formula="of:=[.E39]*100/[.$C39]" office:value-type="float" office:value="138.509126230378" calcext:value-type="float">
            <text:p>138.509126230378</text:p>
          </table:table-cell>
          <table:table-cell table:formula="of:=[.F39]*100/[.$C39]" office:value-type="float" office:value="99.9442292591676" calcext:value-type="float">
            <text:p>99.9442292591676</text:p>
          </table:table-cell>
          <table:table-cell table:formula="of:=[.G39]*100/[.$C39]" office:value-type="float" office:value="99.9972684943941" calcext:value-type="float">
            <text:p>99.9972684943941</text:p>
          </table:table-cell>
        </table:table-row>
        <table:table-row table:style-name="ro1">
          <table:table-cell/>
          <table:table-cell office:value-type="string" calcext:value-type="string">
            <text:p>tak</text:p>
          </table:table-cell>
          <table:table-cell office:value-type="float" office:value="232.138395309448" calcext:value-type="float">
            <text:p>232.138395309448</text:p>
          </table:table-cell>
          <table:table-cell office:value-type="float" office:value="327.771027882894" calcext:value-type="float">
            <text:p>327.771027882894</text:p>
          </table:table-cell>
          <table:table-cell office:value-type="float" office:value="223.985115687052" calcext:value-type="float">
            <text:p>223.985115687052</text:p>
          </table:table-cell>
          <table:table-cell office:value-type="float" office:value="232.246001561483" calcext:value-type="float">
            <text:p>232.246001561483</text:p>
          </table:table-cell>
          <table:table-cell office:value-type="float" office:value="232.320626576742" calcext:value-type="float">
            <text:p>232.320626576742</text:p>
          </table:table-cell>
          <table:table-cell office:value-type="string" calcext:value-type="string">
            <text:p>tak</text:p>
          </table:table-cell>
          <table:table-cell table:formula="of:=[.D40]*100/[.$C40]" office:value-type="float" office:value="141.196387373129" calcext:value-type="float">
            <text:p>141.196387373129</text:p>
          </table:table-cell>
          <table:table-cell table:formula="of:=[.E40]*100/[.$C40]" office:value-type="float" office:value="96.4877505026572" calcext:value-type="float">
            <text:p>96.4877505026572</text:p>
          </table:table-cell>
          <table:table-cell table:formula="of:=[.F40]*100/[.$C40]" office:value-type="float" office:value="100.046354353355" calcext:value-type="float">
            <text:p>100.046354353355</text:p>
          </table:table-cell>
          <table:table-cell table:formula="of:=[.G40]*100/[.$C40]" office:value-type="float" office:value="100.078501131642" calcext:value-type="float">
            <text:p>100.078501131642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office:value-type="float" office:value="199.753284454346" calcext:value-type="float">
            <text:p>199.753284454346</text:p>
          </table:table-cell>
          <table:table-cell office:value-type="float" office:value="308.738072713216" calcext:value-type="float">
            <text:p>308.738072713216</text:p>
          </table:table-cell>
          <table:table-cell office:value-type="float" office:value="199.810663859049" calcext:value-type="float">
            <text:p>199.810663859049</text:p>
          </table:table-cell>
          <table:table-cell office:value-type="float" office:value="199.898799260457" calcext:value-type="float">
            <text:p>199.898799260457</text:p>
          </table:table-cell>
          <table:table-cell office:value-type="float" office:value="199.755907058716" calcext:value-type="float">
            <text:p>199.755907058716</text:p>
          </table:table-cell>
          <table:table-cell office:value-type="string" calcext:value-type="string">
            <text:p>sum</text:p>
          </table:table-cell>
          <table:table-cell table:formula="of:=[.D41]*100/[.$C41]" office:value-type="float" office:value="154.55969775745" calcext:value-type="float">
            <text:p>154.55969775745</text:p>
          </table:table-cell>
          <table:table-cell table:formula="of:=[.E41]*100/[.$C41]" office:value-type="float" office:value="100.028725137041" calcext:value-type="float">
            <text:p>100.028725137041</text:p>
          </table:table-cell>
          <table:table-cell table:formula="of:=[.F41]*100/[.$C41]" office:value-type="float" office:value="100.072847265821" calcext:value-type="float">
            <text:p>100.072847265821</text:p>
          </table:table-cell>
          <table:table-cell table:formula="of:=[.G41]*100/[.$C41]" office:value-type="float" office:value="100.001312921776" calcext:value-type="float">
            <text:p>100.0013129217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E</text:p>
          </table:table-cell>
          <table:table-cell table:formula="of:=AVERAGE([.I7:.I41])" office:value-type="float" office:value="113.845552075063" calcext:value-type="float">
            <text:p>113.845552075063</text:p>
          </table:table-cell>
          <table:table-cell table:formula="of:=AVERAGE([.J7:.J41])" office:value-type="float" office:value="102.365015567178" calcext:value-type="float">
            <text:p>102.365015567178</text:p>
          </table:table-cell>
          <table:table-cell table:formula="of:=AVERAGE([.K7:.K41])" office:value-type="float" office:value="100.656104659981" calcext:value-type="float">
            <text:p>100.656104659981</text:p>
          </table:table-cell>
          <table:table-cell table:formula="of:=AVERAGE([.L7:.L41])" office:value-type="float" office:value="100.696015981209" calcext:value-type="float">
            <text:p>100.696015981209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5"/>
          <table:table-cell table:style-name="ce5" office:value-type="string" calcext:value-type="string">
            <text:p>GEO</text:p>
          </table:table-cell>
          <table:table-cell table:style-name="ce5" table:formula="of:=GEOMEAN([.I7:.I41])" office:value-type="float" office:value="113.209721459382" calcext:value-type="float">
            <text:p>113.209721459382</text:p>
          </table:table-cell>
          <table:table-cell table:style-name="ce5" table:formula="of:=GEOMEAN([.J7:.J41])" office:value-type="float" office:value="102.097554515048" calcext:value-type="float">
            <text:p>102.097554515048</text:p>
          </table:table-cell>
          <table:table-cell table:style-name="ce5" table:formula="of:=GEOMEAN([.K7:.K41])" office:value-type="float" office:value="100.635275050307" calcext:value-type="float">
            <text:p>100.635275050307</text:p>
          </table:table-cell>
          <table:table-cell table:style-name="ce9" table:formula="of:=GEOMEAN([.L7:.L41])" office:value-type="float" office:value="100.667830540807" calcext:value-type="float">
            <text:p>100.667830540807</text:p>
          </table:table-cell>
        </table:table-row>
      </table:table>
      <table:named-expressions/>
      <table:database-ranges>
        <table:database-range table:name="__Anonymous_Sheet_DB__0" table:target-range-address="Sheet1.B6:Sheet1.L4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5:13:23.573097995</meta:creation-date>
    <dc:date>2017-08-07T16:34:50.413291609</dc:date>
    <meta:editing-duration>PT36S</meta:editing-duration>
    <meta:editing-cycles>1</meta:editing-cycles>
    <meta:document-statistic meta:table-count="1" meta:cell-count="408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eeeee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869cm" svg:height="12.094cm" xlink:href=".." xlink:type="simple" chart:class="chart:bar" chart:style-name="ch1">
        <chart:legend chart:legend-position="end" svg:x="32.188cm" svg:y="5.001cm" style:legend-expansion="high" chart:style-name="ch2"/>
        <chart:plot-area chart:style-name="ch3" table:cell-range-address="Sheet1.H6:Sheet1.L43" chart:data-source-has-labels="both" svg:x="0.677cm" svg:y="0.241cm" svg:width="30.834cm" svg:height="11.612cm">
          <chartooo:coordinate-region svg:x="1.484cm" svg:y="0.241cm" svg:width="30.027cm" svg:height="9.947cm"/>
          <chart:axis chart:dimension="x" chart:name="primary-x" chart:style-name="ch4" chartooo:axis-type="auto">
            <chartooo:date-scale/>
            <chart:categories table:cell-range-address="Sheet1.H7:Sheet1.H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7:Sheet1.I43" chart:label-cell-address="Sheet1.I6:Sheet1.I6" chart:class="chart:bar">
            <chart:data-point chart:repeated="37"/>
          </chart:series>
          <chart:series chart:style-name="ch8" chart:values-cell-range-address="Sheet1.J7:Sheet1.J43" chart:label-cell-address="Sheet1.J6:Sheet1.J6" chart:class="chart:bar">
            <chart:data-point chart:repeated="37"/>
          </chart:series>
          <chart:series chart:style-name="ch9" chart:values-cell-range-address="Sheet1.K7:Sheet1.K43" chart:label-cell-address="Sheet1.K6:Sheet1.K6" chart:class="chart:bar">
            <chart:data-point chart:repeated="11"/>
            <chart:data-point chart:style-name="ch10"/>
            <chart:data-point chart:repeated="25"/>
          </chart:series>
          <chart:series chart:style-name="ch11" chart:values-cell-range-address="Sheet1.L7:Sheet1.L43" chart:label-cell-address="Sheet1.L6:Sheet1.L6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H1</text:p>
                <draw:g>
                  <svg:desc>Sheet1.I6:Sheet1.I6</svg:desc>
                </draw:g>
              </table:table-cell>
              <table:table-cell office:value-type="string">
                <text:p>%H5</text:p>
                <draw:g>
                  <svg:desc>Sheet1.J6:Sheet1.J6</svg:desc>
                </draw:g>
              </table:table-cell>
              <table:table-cell office:value-type="string">
                <text:p>%H8</text:p>
                <draw:g>
                  <svg:desc>Sheet1.K6:Sheet1.K6</svg:desc>
                </draw:g>
              </table:table-cell>
              <table:table-cell office:value-type="string">
                <text:p>%H10</text:p>
                <draw:g>
                  <svg:desc>Sheet1.L6:Sheet1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vrec</text:p>
                <draw:g>
                  <svg:desc>Sheet1.H7:Sheet1.H43</svg:desc>
                </draw:g>
              </table:table-cell>
              <table:table-cell office:value-type="float" office:value="100.1998347737">
                <text:p>100.1998347737</text:p>
                <draw:g>
                  <svg:desc>Sheet1.I7:Sheet1.I43</svg:desc>
                </draw:g>
              </table:table-cell>
              <table:table-cell office:value-type="float" office:value="100.305293405005">
                <text:p>100.305293405005</text:p>
                <draw:g>
                  <svg:desc>Sheet1.J7:Sheet1.J43</svg:desc>
                </draw:g>
              </table:table-cell>
              <table:table-cell office:value-type="float" office:value="100.307548788713">
                <text:p>100.307548788713</text:p>
                <draw:g>
                  <svg:desc>Sheet1.K7:Sheet1.K43</svg:desc>
                </draw:g>
              </table:table-cell>
              <table:table-cell office:value-type="float" office:value="100.705876771667">
                <text:p>100.705876771667</text:p>
                <draw:g>
                  <svg:desc>Sheet1.L7:Sheet1.L43</svg:desc>
                </draw:g>
              </table:table-cell>
            </table:table-row>
            <table:table-row>
              <table:table-cell office:value-type="string">
                <text:p>diviter</text:p>
              </table:table-cell>
              <table:table-cell office:value-type="float" office:value="100.578737364686">
                <text:p>100.578737364686</text:p>
              </table:table-cell>
              <table:table-cell office:value-type="float" office:value="99.7257496944129">
                <text:p>99.7257496944129</text:p>
              </table:table-cell>
              <table:table-cell office:value-type="float" office:value="99.6933397580845">
                <text:p>99.6933397580845</text:p>
              </table:table-cell>
              <table:table-cell office:value-type="float" office:value="99.5913879716209">
                <text:p>99.5913879716209</text:p>
              </table:table-cell>
            </table:table-row>
            <table:table-row>
              <table:table-cell office:value-type="string">
                <text:p>deriv</text:p>
              </table:table-cell>
              <table:table-cell office:value-type="float" office:value="100.63176295809">
                <text:p>100.63176295809</text:p>
              </table:table-cell>
              <table:table-cell office:value-type="float" office:value="99.7558685336106">
                <text:p>99.7558685336106</text:p>
              </table:table-cell>
              <table:table-cell office:value-type="float" office:value="100.763558250505">
                <text:p>100.763558250505</text:p>
              </table:table-cell>
              <table:table-cell office:value-type="float" office:value="100.707492579931">
                <text:p>100.707492579931</text:p>
              </table:table-cell>
            </table:table-row>
            <table:table-row>
              <table:table-cell office:value-type="string">
                <text:p>fibfp</text:p>
              </table:table-cell>
              <table:table-cell office:value-type="float" office:value="100.654547860463">
                <text:p>100.654547860463</text:p>
              </table:table-cell>
              <table:table-cell office:value-type="float" office:value="100.557090163257">
                <text:p>100.557090163257</text:p>
              </table:table-cell>
              <table:table-cell office:value-type="float" office:value="100.192401210778">
                <text:p>100.192401210778</text:p>
              </table:table-cell>
              <table:table-cell office:value-type="float" office:value="100.377524521561">
                <text:p>100.377524521561</text:p>
              </table:table-cell>
            </table:table-row>
            <table:table-row>
              <table:table-cell office:value-type="string">
                <text:p>paraffins</text:p>
              </table:table-cell>
              <table:table-cell office:value-type="float" office:value="101.3977794828">
                <text:p>101.3977794828</text:p>
              </table:table-cell>
              <table:table-cell office:value-type="float" office:value="102.780385162541">
                <text:p>102.780385162541</text:p>
              </table:table-cell>
              <table:table-cell office:value-type="float" office:value="99.369606620416">
                <text:p>99.369606620416</text:p>
              </table:table-cell>
              <table:table-cell office:value-type="float" office:value="99.5593295699613">
                <text:p>99.5593295699613</text:p>
              </table:table-cell>
            </table:table-row>
            <table:table-row>
              <table:table-cell office:value-type="string">
                <text:p>primes</text:p>
              </table:table-cell>
              <table:table-cell office:value-type="float" office:value="102.058056943569">
                <text:p>102.058056943569</text:p>
              </table:table-cell>
              <table:table-cell office:value-type="float" office:value="99.9678136346481">
                <text:p>99.9678136346481</text:p>
              </table:table-cell>
              <table:table-cell office:value-type="float" office:value="100.077289870999">
                <text:p>100.077289870999</text:p>
              </table:table-cell>
              <table:table-cell office:value-type="float" office:value="100.016556162615">
                <text:p>100.016556162615</text:p>
              </table:table-cell>
            </table:table-row>
            <table:table-row>
              <table:table-cell office:value-type="string">
                <text:p>sboyer</text:p>
              </table:table-cell>
              <table:table-cell office:value-type="float" office:value="102.087650585859">
                <text:p>102.087650585859</text:p>
              </table:table-cell>
              <table:table-cell office:value-type="float" office:value="99.0535458097103">
                <text:p>99.0535458097103</text:p>
              </table:table-cell>
              <table:table-cell office:value-type="float" office:value="99.5647883025193">
                <text:p>99.5647883025193</text:p>
              </table:table-cell>
              <table:table-cell office:value-type="float" office:value="99.9485602025166">
                <text:p>99.9485602025166</text:p>
              </table:table-cell>
            </table:table-row>
            <table:table-row>
              <table:table-cell office:value-type="string">
                <text:p>takl</text:p>
              </table:table-cell>
              <table:table-cell office:value-type="float" office:value="103.127794191504">
                <text:p>103.127794191504</text:p>
              </table:table-cell>
              <table:table-cell office:value-type="float" office:value="95.8604255449384">
                <text:p>95.8604255449384</text:p>
              </table:table-cell>
              <table:table-cell office:value-type="float" office:value="99.8706502534605">
                <text:p>99.8706502534605</text:p>
              </table:table-cell>
              <table:table-cell office:value-type="float" office:value="100.009436622981">
                <text:p>100.009436622981</text:p>
              </table:table-cell>
            </table:table-row>
            <table:table-row>
              <table:table-cell office:value-type="string">
                <text:p>nboyer</text:p>
              </table:table-cell>
              <table:table-cell office:value-type="float" office:value="103.617313233718">
                <text:p>103.617313233718</text:p>
              </table:table-cell>
              <table:table-cell office:value-type="float" office:value="98.5392331099002">
                <text:p>98.5392331099002</text:p>
              </table:table-cell>
              <table:table-cell office:value-type="float" office:value="97.8459015271654">
                <text:p>97.8459015271654</text:p>
              </table:table-cell>
              <table:table-cell office:value-type="float" office:value="98.3249331494834">
                <text:p>98.3249331494834</text:p>
              </table:table-cell>
            </table:table-row>
            <table:table-row>
              <table:table-cell office:value-type="string">
                <text:p>dderiv</text:p>
              </table:table-cell>
              <table:table-cell office:value-type="float" office:value="105.691096115134">
                <text:p>105.691096115134</text:p>
              </table:table-cell>
              <table:table-cell office:value-type="float" office:value="99.9331988801239">
                <text:p>99.9331988801239</text:p>
              </table:table-cell>
              <table:table-cell office:value-type="float" office:value="99.9596262162957">
                <text:p>99.9596262162957</text:p>
              </table:table-cell>
              <table:table-cell office:value-type="float" office:value="100.180216467776">
                <text:p>100.180216467776</text:p>
              </table:table-cell>
            </table:table-row>
            <table:table-row>
              <table:table-cell office:value-type="string">
                <text:p>browse</text:p>
              </table:table-cell>
              <table:table-cell office:value-type="float" office:value="106.413651846477">
                <text:p>106.413651846477</text:p>
              </table:table-cell>
              <table:table-cell office:value-type="float" office:value="99.3166997507608">
                <text:p>99.3166997507608</text:p>
              </table:table-cell>
              <table:table-cell office:value-type="float" office:value="100.580784278575">
                <text:p>100.580784278575</text:p>
              </table:table-cell>
              <table:table-cell office:value-type="float" office:value="99.9406446421941">
                <text:p>99.9406446421941</text:p>
              </table:table-cell>
            </table:table-row>
            <table:table-row>
              <table:table-cell office:value-type="string">
                <text:p>peval</text:p>
              </table:table-cell>
              <table:table-cell office:value-type="float" office:value="106.65714956066">
                <text:p>106.65714956066</text:p>
              </table:table-cell>
              <table:table-cell office:value-type="float" office:value="101.711448836192">
                <text:p>101.711448836192</text:p>
              </table:table-cell>
              <table:table-cell office:value-type="float" office:value="101.880245285783">
                <text:p>101.880245285783</text:p>
              </table:table-cell>
              <table:table-cell office:value-type="float" office:value="100.268637941309">
                <text:p>100.268637941309</text:p>
              </table:table-cell>
            </table:table-row>
            <table:table-row>
              <table:table-cell office:value-type="string">
                <text:p>boyer</text:p>
              </table:table-cell>
              <table:table-cell office:value-type="float" office:value="107.257897993125">
                <text:p>107.257897993125</text:p>
              </table:table-cell>
              <table:table-cell office:value-type="float" office:value="99.8762612685806">
                <text:p>99.8762612685806</text:p>
              </table:table-cell>
              <table:table-cell office:value-type="float" office:value="99.9548041002832">
                <text:p>99.9548041002832</text:p>
              </table:table-cell>
              <table:table-cell office:value-type="float" office:value="100.05059933777">
                <text:p>100.05059933777</text:p>
              </table:table-cell>
            </table:table-row>
            <table:table-row>
              <table:table-cell office:value-type="string">
                <text:p>compiler</text:p>
              </table:table-cell>
              <table:table-cell office:value-type="float" office:value="107.273794464649">
                <text:p>107.273794464649</text:p>
              </table:table-cell>
              <table:table-cell office:value-type="float" office:value="101.360846003861">
                <text:p>101.360846003861</text:p>
              </table:table-cell>
              <table:table-cell office:value-type="float" office:value="100.690604574829">
                <text:p>100.690604574829</text:p>
              </table:table-cell>
              <table:table-cell office:value-type="float" office:value="100.055225942284">
                <text:p>100.055225942284</text:p>
              </table:table-cell>
            </table:table-row>
            <table:table-row>
              <table:table-cell office:value-type="string">
                <text:p>sumloop</text:p>
              </table:table-cell>
              <table:table-cell office:value-type="float" office:value="107.985099043935">
                <text:p>107.985099043935</text:p>
              </table:table-cell>
              <table:table-cell office:value-type="float" office:value="99.1050058916046">
                <text:p>99.1050058916046</text:p>
              </table:table-cell>
              <table:table-cell office:value-type="float" office:value="98.9249561116964">
                <text:p>98.9249561116964</text:p>
              </table:table-cell>
              <table:table-cell office:value-type="float" office:value="98.8765352508186">
                <text:p>98.8765352508186</text:p>
              </table:table-cell>
            </table:table-row>
            <table:table-row>
              <table:table-cell office:value-type="string">
                <text:p>lattice</text:p>
              </table:table-cell>
              <table:table-cell office:value-type="float" office:value="108.787534560285">
                <text:p>108.787534560285</text:p>
              </table:table-cell>
              <table:table-cell office:value-type="float" office:value="101.186250784959">
                <text:p>101.186250784959</text:p>
              </table:table-cell>
              <table:table-cell office:value-type="float" office:value="99.9650228878296">
                <text:p>99.9650228878296</text:p>
              </table:table-cell>
              <table:table-cell office:value-type="float" office:value="99.961864871168">
                <text:p>99.961864871168</text:p>
              </table:table-cell>
            </table:table-row>
            <table:table-row>
              <table:table-cell office:value-type="string">
                <text:p>perm9</text:p>
              </table:table-cell>
              <table:table-cell office:value-type="float" office:value="109.053317769052">
                <text:p>109.053317769052</text:p>
              </table:table-cell>
              <table:table-cell office:value-type="float" office:value="100.513985112866">
                <text:p>100.513985112866</text:p>
              </table:table-cell>
              <table:table-cell office:value-type="float" office:value="100.766005184725">
                <text:p>100.766005184725</text:p>
              </table:table-cell>
              <table:table-cell office:value-type="float" office:value="100.183375528705">
                <text:p>100.183375528705</text:p>
              </table:table-cell>
            </table:table-row>
            <table:table-row>
              <table:table-cell office:value-type="string">
                <text:p>fib</text:p>
              </table:table-cell>
              <table:table-cell office:value-type="float" office:value="111.994068397598">
                <text:p>111.994068397598</text:p>
              </table:table-cell>
              <table:table-cell office:value-type="float" office:value="99.9785746177459">
                <text:p>99.9785746177459</text:p>
              </table:table-cell>
              <table:table-cell office:value-type="float" office:value="100.066220573577">
                <text:p>100.066220573577</text:p>
              </table:table-cell>
              <table:table-cell office:value-type="float" office:value="100.224893139072">
                <text:p>100.224893139072</text:p>
              </table:table-cell>
            </table:table-row>
            <table:table-row>
              <table:table-cell office:value-type="string">
                <text:p>mbrot</text:p>
              </table:table-cell>
              <table:table-cell office:value-type="float" office:value="112.152547150555">
                <text:p>112.152547150555</text:p>
              </table:table-cell>
              <table:table-cell office:value-type="float" office:value="99.9161641918228">
                <text:p>99.9161641918228</text:p>
              </table:table-cell>
              <table:table-cell office:value-type="float" office:value="99.9835568414879">
                <text:p>99.9835568414879</text:p>
              </table:table-cell>
              <table:table-cell office:value-type="float" office:value="99.9227657554619">
                <text:p>99.9227657554619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12.214890773437">
                <text:p>112.214890773437</text:p>
              </table:table-cell>
              <table:table-cell office:value-type="float" office:value="101.727409618511">
                <text:p>101.727409618511</text:p>
              </table:table-cell>
              <table:table-cell office:value-type="float" office:value="100.980947075091">
                <text:p>100.980947075091</text:p>
              </table:table-cell>
              <table:table-cell office:value-type="float" office:value="101.145190646246">
                <text:p>101.145190646246</text:p>
              </table:table-cell>
            </table:table-row>
            <table:table-row>
              <table:table-cell office:value-type="string">
                <text:p>conform</text:p>
              </table:table-cell>
              <table:table-cell office:value-type="float" office:value="113.423818544984">
                <text:p>113.423818544984</text:p>
              </table:table-cell>
              <table:table-cell office:value-type="float" office:value="103.121699964023">
                <text:p>103.121699964023</text:p>
              </table:table-cell>
              <table:table-cell office:value-type="float" office:value="103.384967372738">
                <text:p>103.384967372738</text:p>
              </table:table-cell>
              <table:table-cell office:value-type="float" office:value="102.186366725892">
                <text:p>102.186366725892</text:p>
              </table:table-cell>
            </table:table-row>
            <table:table-row>
              <table:table-cell office:value-type="string">
                <text:p>sumfp</text:p>
              </table:table-cell>
              <table:table-cell office:value-type="float" office:value="113.712838706144">
                <text:p>113.712838706144</text:p>
              </table:table-cell>
              <table:table-cell office:value-type="float" office:value="99.9300909676957">
                <text:p>99.9300909676957</text:p>
              </table:table-cell>
              <table:table-cell office:value-type="float" office:value="99.9114508062376">
                <text:p>99.9114508062376</text:p>
              </table:table-cell>
              <table:table-cell office:value-type="float" office:value="100.42392041696">
                <text:p>100.42392041696</text:p>
              </table:table-cell>
            </table:table-row>
            <table:table-row>
              <table:table-cell office:value-type="string">
                <text:p>nqueens</text:p>
              </table:table-cell>
              <table:table-cell office:value-type="float" office:value="114.625416743686">
                <text:p>114.625416743686</text:p>
              </table:table-cell>
              <table:table-cell office:value-type="float" office:value="99.5281613857584">
                <text:p>99.5281613857584</text:p>
              </table:table-cell>
              <table:table-cell office:value-type="float" office:value="100.089286825967">
                <text:p>100.089286825967</text:p>
              </table:table-cell>
              <table:table-cell office:value-type="float" office:value="99.8254728682022">
                <text:p>99.8254728682022</text:p>
              </table:table-cell>
            </table:table-row>
            <table:table-row>
              <table:table-cell office:value-type="string">
                <text:p>earley</text:p>
              </table:table-cell>
              <table:table-cell office:value-type="float" office:value="115.554017725553">
                <text:p>115.554017725553</text:p>
              </table:table-cell>
              <table:table-cell office:value-type="float" office:value="112.728301267916">
                <text:p>112.728301267916</text:p>
              </table:table-cell>
              <table:table-cell office:value-type="float" office:value="110.359131939904">
                <text:p>110.359131939904</text:p>
              </table:table-cell>
              <table:table-cell office:value-type="float" office:value="114.005829840896">
                <text:p>114.005829840896</text:p>
              </table:table-cell>
            </table:table-row>
            <table:table-row>
              <table:table-cell office:value-type="string">
                <text:p>triangl</text:p>
              </table:table-cell>
              <table:table-cell office:value-type="float" office:value="116.465174799216">
                <text:p>116.465174799216</text:p>
              </table:table-cell>
              <table:table-cell office:value-type="float" office:value="99.0392470983437">
                <text:p>99.0392470983437</text:p>
              </table:table-cell>
              <table:table-cell office:value-type="float" office:value="99.846279535735">
                <text:p>99.846279535735</text:p>
              </table:table-cell>
              <table:table-cell office:value-type="float" office:value="100.081941648905">
                <text:p>100.081941648905</text:p>
              </table:table-cell>
            </table:table-row>
            <table:table-row>
              <table:table-cell office:value-type="string">
                <text:p>destruc</text:p>
              </table:table-cell>
              <table:table-cell office:value-type="float" office:value="117.51482705447">
                <text:p>117.51482705447</text:p>
              </table:table-cell>
              <table:table-cell office:value-type="float" office:value="98.5033768594193">
                <text:p>98.5033768594193</text:p>
              </table:table-cell>
              <table:table-cell office:value-type="float" office:value="100.009707799991">
                <text:p>100.009707799991</text:p>
              </table:table-cell>
              <table:table-cell office:value-type="float" office:value="101.36634303358">
                <text:p>101.36634303358</text:p>
              </table:table-cell>
            </table:table-row>
            <table:table-row>
              <table:table-cell office:value-type="string">
                <text:p>array1</text:p>
              </table:table-cell>
              <table:table-cell office:value-type="float" office:value="120.412156522151">
                <text:p>120.412156522151</text:p>
              </table:table-cell>
              <table:table-cell office:value-type="float" office:value="99.9969021798515">
                <text:p>99.9969021798515</text:p>
              </table:table-cell>
              <table:table-cell office:value-type="float" office:value="99.8727640779029">
                <text:p>99.8727640779029</text:p>
              </table:table-cell>
              <table:table-cell office:value-type="float" office:value="100.084260708038">
                <text:p>100.084260708038</text:p>
              </table:table-cell>
            </table:table-row>
            <table:table-row>
              <table:table-cell office:value-type="string">
                <text:p>graphs</text:p>
              </table:table-cell>
              <table:table-cell office:value-type="float" office:value="123.03770458758">
                <text:p>123.03770458758</text:p>
              </table:table-cell>
              <table:table-cell office:value-type="float" office:value="118.167860073129">
                <text:p>118.167860073129</text:p>
              </table:table-cell>
              <table:table-cell office:value-type="float" office:value="102.560047013245">
                <text:p>102.560047013245</text:p>
              </table:table-cell>
              <table:table-cell office:value-type="float" office:value="102.544545598885">
                <text:p>102.544545598885</text:p>
              </table:table-cell>
            </table:table-row>
            <table:table-row>
              <table:table-cell office:value-type="string">
                <text:p>simplex</text:p>
              </table:table-cell>
              <table:table-cell office:value-type="float" office:value="124.963529335266">
                <text:p>124.963529335266</text:p>
              </table:table-cell>
              <table:table-cell office:value-type="float" office:value="119.038184231362">
                <text:p>119.038184231362</text:p>
              </table:table-cell>
              <table:table-cell office:value-type="float" office:value="105.435486893893">
                <text:p>105.435486893893</text:p>
              </table:table-cell>
              <table:table-cell office:value-type="float" office:value="103.614898849845">
                <text:p>103.614898849845</text:p>
              </table:table-cell>
            </table:table-row>
            <table:table-row>
              <table:table-cell office:value-type="string">
                <text:p>mazefun</text:p>
              </table:table-cell>
              <table:table-cell office:value-type="float" office:value="125.603241362475">
                <text:p>125.603241362475</text:p>
              </table:table-cell>
              <table:table-cell office:value-type="float" office:value="98.019794335159">
                <text:p>98.019794335159</text:p>
              </table:table-cell>
              <table:table-cell office:value-type="float" office:value="99.9833394016321">
                <text:p>99.9833394016321</text:p>
              </table:table-cell>
              <table:table-cell office:value-type="float" office:value="100.323174031087">
                <text:p>100.323174031087</text:p>
              </table:table-cell>
            </table:table-row>
            <table:table-row>
              <table:table-cell office:value-type="string">
                <text:p>cpstak</text:p>
              </table:table-cell>
              <table:table-cell office:value-type="float" office:value="127.971216074857">
                <text:p>127.971216074857</text:p>
              </table:table-cell>
              <table:table-cell office:value-type="float" office:value="98.5562849488088">
                <text:p>98.5562849488088</text:p>
              </table:table-cell>
              <table:table-cell office:value-type="float" office:value="99.8219436601518">
                <text:p>99.8219436601518</text:p>
              </table:table-cell>
              <table:table-cell office:value-type="float" office:value="99.6702865906373">
                <text:p>99.6702865906373</text:p>
              </table:table-cell>
            </table:table-row>
            <table:table-row>
              <table:table-cell office:value-type="string">
                <text:p>ack</text:p>
              </table:table-cell>
              <table:table-cell office:value-type="float" office:value="128.657952496591">
                <text:p>128.657952496591</text:p>
              </table:table-cell>
              <table:table-cell office:value-type="float" office:value="99.9487896546196">
                <text:p>99.9487896546196</text:p>
              </table:table-cell>
              <table:table-cell office:value-type="float" office:value="100.187969180773">
                <text:p>100.187969180773</text:p>
              </table:table-cell>
              <table:table-cell office:value-type="float" office:value="100.105389406435">
                <text:p>100.105389406435</text:p>
              </table:table-cell>
            </table:table-row>
            <table:table-row>
              <table:table-cell office:value-type="string">
                <text:p>pnpoly</text:p>
              </table:table-cell>
              <table:table-cell office:value-type="float" office:value="137.061818474343">
                <text:p>137.061818474343</text:p>
              </table:table-cell>
              <table:table-cell office:value-type="float" office:value="138.509126230378">
                <text:p>138.509126230378</text:p>
              </table:table-cell>
              <table:table-cell office:value-type="float" office:value="99.9442292591676">
                <text:p>99.9442292591676</text:p>
              </table:table-cell>
              <table:table-cell office:value-type="float" office:value="99.9972684943941">
                <text:p>99.9972684943941</text:p>
              </table:table-cell>
            </table:table-row>
            <table:table-row>
              <table:table-cell office:value-type="string">
                <text:p>tak</text:p>
              </table:table-cell>
              <table:table-cell office:value-type="float" office:value="141.196387373129">
                <text:p>141.196387373129</text:p>
              </table:table-cell>
              <table:table-cell office:value-type="float" office:value="96.4877505026572">
                <text:p>96.4877505026572</text:p>
              </table:table-cell>
              <table:table-cell office:value-type="float" office:value="100.046354353355">
                <text:p>100.046354353355</text:p>
              </table:table-cell>
              <table:table-cell office:value-type="float" office:value="100.078501131642">
                <text:p>100.078501131642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154.55969775745">
                <text:p>154.55969775745</text:p>
              </table:table-cell>
              <table:table-cell office:value-type="float" office:value="100.028725137041">
                <text:p>100.028725137041</text:p>
              </table:table-cell>
              <table:table-cell office:value-type="float" office:value="100.072847265821">
                <text:p>100.072847265821</text:p>
              </table:table-cell>
              <table:table-cell office:value-type="float" office:value="100.001312921776">
                <text:p>100.001312921776</text:p>
              </table:table-cell>
            </table:table-row>
            <table:table-row>
              <table:table-cell office:value-type="string">
                <text:p>AVE</text:p>
              </table:table-cell>
              <table:table-cell office:value-type="float" office:value="113.845552075063">
                <text:p>113.845552075063</text:p>
              </table:table-cell>
              <table:table-cell office:value-type="float" office:value="102.365015567178">
                <text:p>102.365015567178</text:p>
              </table:table-cell>
              <table:table-cell office:value-type="float" office:value="100.656104659981">
                <text:p>100.656104659981</text:p>
              </table:table-cell>
              <table:table-cell office:value-type="float" office:value="100.696015981209">
                <text:p>100.696015981209</text:p>
              </table:table-cell>
            </table:table-row>
            <table:table-row>
              <table:table-cell office:value-type="string">
                <text:p>GEO</text:p>
              </table:table-cell>
              <table:table-cell office:value-type="float" office:value="113.209721459382">
                <text:p>113.209721459382</text:p>
              </table:table-cell>
              <table:table-cell office:value-type="float" office:value="102.097554515048">
                <text:p>102.097554515048</text:p>
              </table:table-cell>
              <table:table-cell office:value-type="float" office:value="100.635275050307">
                <text:p>100.635275050307</text:p>
              </table:table-cell>
              <table:table-cell office:value-type="float" office:value="100.667830540807">
                <text:p>100.667830540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